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Basic/Standard/btnretur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2.57cm" fo:break-before="auto" style:use-optimal-row-height="true"/>
    </style:style>
    <style:style style:name="ro5" style:family="table-row">
      <style:table-row-properties style:row-height="1.385cm" fo:break-before="auto" style:use-optimal-row-height="true"/>
    </style:style>
    <style:style style:name="ro6" style:family="table-row">
      <style:table-row-properties style:row-height="2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11">
      <style:table-cell-properties fo:background-color="#999999"/>
    </style:style>
    <style:style style:name="ce3" style:family="table-cell" style:parent-style-name="Default" style:data-style-name="N108">
      <style:table-cell-properties fo:background-color="#999999"/>
    </style:style>
    <style:style style:name="ce4" style:family="table-cell" style:parent-style-name="Default">
      <style:table-cell-properties fo:background-color="#b2b2b2" style:text-align-source="fix" style:repeat-content="false" fo:border="0.088cm solid #000000" style:vertical-align="middle"/>
      <style:paragraph-properties fo:text-align="center"/>
      <style:text-properties style:font-name="Bahnschrift"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font-name="Arial Nova Ligh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2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  <style:map style:condition="cell-content-is-between(0,100)" style:apply-style-name="Default" style:base-cell-address="Idée.I27"/>
    </style:style>
    <style:style style:name="ce13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5" style:family="table-cell" style:parent-style-name="Default" style:data-style-name="N11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999999"/>
      <style:text-properties fo:color="#999999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order-bottom="0.088cm solid #ffffff" fo:background-color="#999999" fo:border-left="0.088cm solid #ffffff" fo:border-right="none" style:shadow="none" fo:border-top="0.088cm solid #ffffff"/>
      <style:text-properties fo:color="#193300" fo:font-size="60pt"/>
      <style:map style:condition="cell-content()&gt;50" style:apply-style-name="inferieur_20_a_20_5" style:base-cell-address="Planning.C14"/>
    </style:style>
    <style:style style:name="ce20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fo:font-size="60pt" style:font-relief="embossed"/>
    </style:style>
    <style:style style:name="ce21" style:family="table-cell" style:parent-style-name="Default">
      <style:table-cell-properties fo:background-color="#669933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style:text-line-through-style="solid" style:text-line-through-width="bold" fo:font-size="60pt" style:font-relief="embossed"/>
    </style:style>
    <style:style style:name="ce23" style:family="table-cell" style:parent-style-name="Default">
      <style:table-cell-properties fo:background-color="#999999"/>
      <style:text-properties fo:color="#669900" fo:font-size="60pt" style:text-underline-style="solid" style:text-underline-type="double" style:text-underline-width="auto" style:text-underline-color="#ff33ff" style:font-relief="embossed"/>
    </style:style>
    <style:style style:name="ce24" style:family="table-cell" style:parent-style-name="Default">
      <style:table-cell-properties fo:background-color="#999999"/>
      <style:text-properties fo:color="#336633"/>
    </style:style>
    <style:style style:name="ce25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7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54pt" style:font-size-asian="54pt" style:font-size-complex="54pt"/>
      <style:map style:condition="cell-content()&lt;50" style:apply-style-name="inferieur_20_a_20_5" style:base-cell-address="Planning.Q59"/>
    </style:style>
    <style:style style:name="ce28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9" style:family="table-cell" style:parent-style-name="Default">
      <style:table-cell-properties fo:background-color="#999999"/>
      <style:text-properties fo:color="#669900" fo:font-size="60pt" style:font-relief="embossed"/>
    </style:style>
    <style:style style:name="ce30" style:family="table-cell" style:parent-style-name="Default">
      <style:table-cell-properties fo:background-color="#999999"/>
      <style:text-properties fo:color="#ffff00" fo:font-size="54pt" style:font-size-asian="54pt" style:font-size-complex="54pt"/>
    </style:style>
    <style:style style:name="gr1" style:family="graphic">
      <style:graphic-properties svg:stroke-color="#b2b2b2" draw:fill="gradient" draw:fill-color="#dddddd" draw:fill-gradient-name="Gray_20_Gradient_20_3" draw:fill-hatch-solid="false" draw:textarea-horizontal-align="justify" draw:textarea-vertical-align="middle" draw:auto-grow-height="false" fo:min-height="0cm" fo:min-width="0cm" draw:shadow="visible" draw:shadow-offset-x="0cm" draw:shadow-offset-y="0.15cm" draw:shadow-opacity="20%"/>
    </style:style>
    <style:style style:name="gr2" style:family="graphic">
      <style:graphic-properties draw:fill="gradient" draw:fill-gradient-name="Gradient_20_8" draw:textarea-horizontal-align="center" draw:textarea-vertical-align="middle" draw:auto-grow-height="false" fo:min-height="0cm" fo:min-width="0cm" fo:wrap-option="wrap" text:animation="none" text:animation-direction="right" text:animation-steps="2px"/>
    </style:style>
    <style:style style:name="gr3" style:family="graphic">
      <style:graphic-properties draw:fill="gradient" draw:fill-gradient-name="Gray_20_Gradient_20_1" draw:textarea-horizontal-align="justify" draw:textarea-vertical-align="middle" draw:auto-grow-height="false" fo:min-height="0cm" fo:min-width="0cm"/>
    </style:style>
    <style:style style:name="gr4" style:family="graphic">
      <style:graphic-properties draw:fill="gradient" draw:fill-gradient-name="Gray_20_Gradient_20_1" draw:auto-grow-height="false" fo:min-height="0.749cm" fo:min-width="0.499cm" fo:wrap-option="no-wrap"/>
    </style:style>
    <style:style style:name="gr5" style:family="graphic">
      <style:graphic-properties draw:stroke="none" draw:fill="gradient" draw:fill-gradient-name="Index" draw:opacity="5%" draw:textarea-horizontal-align="center" draw:textarea-vertical-align="middle" draw:shadow-opacity="5%" draw:ole-draw-aspect="1"/>
    </style:style>
    <style:style style:name="gr6" style:family="graphic">
      <style:graphic-properties draw:stroke="none" draw:stroke-dash="Fine_20_Dotted" svg:stroke-color="#dddddd" svg:stroke-opacity="50%" svg:stroke-linecap="round" draw:fill="gradient" draw:fill-gradient-name="Gradient_20_29" draw:auto-grow-height="false" fo:min-height="0.749cm" fo:min-width="0.499cm" fo:wrap-option="no-wrap"/>
    </style:style>
    <style:style style:name="gr7" style:family="graphic">
      <style:graphic-properties draw:fill="gradient" draw:fill-color="#cfe7f5" draw:fill-gradient-name="Gray_20_Gradient_20_1" draw:opacity="75%" draw:opacity-name="" draw:textarea-horizontal-align="justify" draw:textarea-vertical-align="top" draw:auto-grow-height="false" fo:min-height="0cm" fo:min-width="0cm" fo:padding-top="0.4cm" fo:wrap-option="wrap" draw:shadow="visible" draw:shadow-offset-x="0.2cm" draw:shadow-offset-y="0.2cm" draw:shadow-opacity="75%"/>
    </style:style>
    <style:style style:name="gr8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/>
    </style:style>
    <style:style style:name="gr9" style:family="graphic">
      <style:graphic-properties draw:fill="gradient" draw:fill-gradient-name="Gray_20_Gradient_20_1" draw:textarea-horizontal-align="justify" draw:textarea-vertical-align="middle" draw:auto-grow-height="false" fo:min-height="0cm" fo:min-width="0cm" fo:wrap-option="wrap" draw:shadow="visible" draw:shadow-offset-x="0.05cm" draw:shadow-offset-y="0.05cm" draw:shadow-opacity="40%"/>
    </style:style>
    <style:style style:name="gr10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 text:animation-start-inside="true" text:animation-repeat="0" text:animation-steps="5px"/>
      <style:text-properties style:text-blinking="true"/>
    </style:style>
    <style:style style:name="gr11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12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/>
    </style:style>
    <style:style style:name="gr13" style:family="graphic">
      <style:graphic-properties draw:fill="gradient" draw:fill-color="#dddddd" draw:fill-gradient-name="Gray_20_Gradient_20_3" draw:opacity-name="Transparency_20_5" draw:auto-grow-height="false" fo:min-height="0.749cm" fo:min-width="0.499cm" fo:wrap-option="no-wrap" draw:shadow="visible" draw:shadow-offset-x="0cm" draw:shadow-offset-y="0.15cm"/>
    </style:style>
    <style:style style:name="gr14" style:family="graphic">
      <style:graphic-properties draw:fill="gradient" draw:fill-color="#cfe7f5" draw:fill-gradient-name="Gray_20_Gradient_20_1" draw:opacity="75%" draw:opacity-name="" draw:textarea-horizontal-align="justify" draw:textarea-vertical-align="middle" draw:auto-grow-height="false" fo:min-height="0cm" fo:min-width="0cm" draw:shadow="visible" draw:shadow-offset-x="0.2cm" draw:shadow-offset-y="0.2cm" draw:shadow-opacity="75%"/>
    </style:style>
    <style:style style:name="gr15" style:family="graphic">
      <style:graphic-properties draw:fill="gradient" draw:fill-color="#ffd320" draw:fill-gradient-name="Linear_20_yellow_2f_brown" draw:textarea-vertical-align="middle" draw:auto-grow-height="false" fo:min-height="0.749cm" fo:min-width="0.499cm" draw:shadow="hidden" draw:shadow-offset-x="0.2cm" draw:shadow-offset-y="0.2cm" text:animation="none"/>
    </style:style>
    <style:style style:name="gr16" style:family="graphic">
      <style:graphic-properties draw:fill="gradient" draw:fill-color="#cfe7f5" draw:fill-gradient-name="Gray_20_Gradient_20_1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17" style:family="graphic">
      <style:graphic-properties draw:stroke="solid" draw:marker-end="Diamond" svg:stroke-linecap="round" draw:fill="none" draw:textarea-horizontal-align="center" draw:textarea-vertical-align="middle" draw:ole-draw-aspect="1"/>
    </style:style>
    <style:style style:name="gr18" style:family="graphic">
      <style:graphic-properties draw:fill="solid" draw:fill-color="#000000" draw:auto-grow-height="false" fo:min-height="0.749cm" fo:min-width="0.499cm" fo:wrap-option="no-wrap"/>
    </style:style>
    <style:style style:name="gr19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 text:animation="none"/>
    </style:style>
    <style:style style:name="gr20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2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fill="gradient" draw:fill-gradient-name="Gray_20_Gradient_20_3" draw:auto-grow-height="false" fo:min-height="0.749cm" fo:min-width="0.499cm" fo:wrap-option="no-wrap"/>
    </style:style>
    <style:style style:name="gr27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 draw:shadow-opacity="50%"/>
    </style:style>
    <style:style style:name="gr28" style:family="graphic">
      <style:graphic-properties draw:fill="gradient" draw:fill-color="#cfe7f5" draw:fill-gradient-name="Gradient_20_8" draw:textarea-horizontal-align="justify" draw:textarea-vertical-align="middle" draw:auto-grow-height="false" fo:min-height="0cm" fo:min-width="0cm" draw:shadow="visible" draw:shadow-offset-x="0cm" draw:shadow-offset-y="0.2cm" draw:shadow-opacity="50%"/>
    </style:style>
    <style:style style:name="gr29" style:family="graphic">
      <style:graphic-properties draw:fill="gradient" draw:fill-color="#cfe7f5" draw:fill-gradient-name="Gradient_20_22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0" style:family="graphic">
      <style:graphic-properties draw:fill="gradient" draw:fill-color="#cfe7f5" draw:fill-gradient-name="Gradient_20_1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1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-0.3cm" draw:shadow-opacity="50%"/>
    </style:style>
    <style:style style:name="gr32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 draw:shadow="hidden" draw:shadow-offset-x="0cm" draw:shadow-offset-y="0.9cm" draw:shadow-opacity="50%"/>
    </style:style>
    <style:style style:name="gr33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3cm" draw:shadow-offset-y="0.3cm" draw:shadow-opacity="20%"/>
    </style:style>
    <style:style style:name="gr34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50%"/>
    </style:style>
    <style:style style:name="gr35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20%"/>
    </style:style>
    <style:style style:name="gr36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top" draw:auto-grow-height="false" fo:min-height="0cm" fo:min-width="0cm" fo:padding-top="0.65cm" fo:padding-bottom="0.05cm" fo:padding-left="0.05cm" fo:padding-right="0.05cm" fo:wrap-option="wrap" draw:shadow="visible" draw:shadow-offset-x="0cm" draw:shadow-opacity="55%"/>
    </style:style>
    <style:style style:name="gr37" style:family="graphic">
      <style:graphic-properties draw:fill="gradient" draw:fill-gradient-name="Gradient_20_28" draw:textarea-horizontal-align="justify" draw:textarea-vertical-align="middle" draw:auto-grow-height="false" fo:min-height="0cm" fo:min-width="0cm" fo:wrap-option="wrap"/>
    </style:style>
    <style:style style:name="gr38" style:family="graphic">
      <style:graphic-properties draw:fill="gradient" draw:fill-gradient-name="Gradient_20_24" draw:textarea-horizontal-align="justify" draw:textarea-vertical-align="middle" draw:auto-grow-height="false" fo:min-height="0cm" fo:min-width="0cm" fo:padding-top="0cm" fo:wrap-option="wrap"/>
    </style:style>
    <style:style style:name="gr39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40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wrap-option="wrap"/>
    </style:style>
    <style:style style:name="gr41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0cm" fo:wrap-option="wrap"/>
    </style:style>
    <style:style style:name="gr42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.1cm" fo:padding-right="0.1cm" fo:wrap-option="wrap"/>
    </style:style>
    <style:style style:name="gr43" style:family="graphic">
      <style:graphic-properties draw:fill="gradient" draw:fill-gradient-name="Gradient_20_8" draw:textarea-vertical-align="middle" draw:auto-grow-height="false" fo:min-height="0.749cm" fo:min-width="0.499cm"/>
    </style:style>
    <style:style style:name="gr44" style:family="graphic">
      <style:graphic-properties draw:fill="gradient" draw:fill-gradient-name="Gradient_20_10" draw:auto-grow-height="false" fo:min-height="0.749cm" fo:min-width="0.499cm" fo:wrap-option="no-wrap"/>
    </style:style>
    <style:style style:name="gr45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-0.1cm" draw:shadow-offset-y="0.1cm" draw:shadow-opacity="30%"/>
    </style:style>
    <style:style style:name="gr46" style:family="graphic">
      <style:graphic-properties draw:fill="gradient" draw:fill-color="#cfe7f5" draw:fill-gradient-name="Gray_20_Gradient_20_2" draw:auto-grow-height="false" fo:min-height="0.749cm" fo:min-width="0.499cm" fo:wrap-option="no-wrap"/>
    </style:style>
    <style:style style:name="gr47" style:family="graphic">
      <style:graphic-properties draw:fill="gradient" draw:fill-gradient-name="Gradient_20_9" draw:textarea-horizontal-align="justify" draw:textarea-vertical-align="top" draw:auto-grow-height="false" fo:min-height="0cm" fo:min-width="0cm" fo:wrap-option="wrap"/>
    </style:style>
    <style:style style:name="gr48" style:family="graphic">
      <style:graphic-properties svg:stroke-color="#b2b2b2" draw:fill="gradient" draw:fill-color="#dddddd" draw:fill-gradient-name="Orange_20_Gradient_20_1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49" style:family="graphic">
      <style:graphic-properties draw:fill="gradient" draw:fill-gradient-name="Gradient_20_9" draw:textarea-horizontal-align="justify" draw:textarea-vertical-align="top" draw:auto-grow-height="false" fo:min-height="0cm" fo:min-width="0cm" fo:padding-left="0.1cm" fo:padding-right="0.1cm" fo:wrap-option="wrap"/>
    </style:style>
    <style:style style:name="gr50" style:family="graphic">
      <style:graphic-properties svg:stroke-color="#b2b2b2" draw:fill="gradient" draw:fill-color="#dddddd" draw:fill-gradient-name="Blue_20_Gradient_20_3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1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middle" draw:auto-grow-height="false" fo:min-height="0cm" fo:min-width="0cm" fo:padding-top="0.05cm" fo:padding-bottom="0.05cm" fo:padding-left="0.05cm" fo:padding-right="0.05cm" fo:wrap-option="wrap" draw:shadow="visible" draw:shadow-offset-x="0cm" draw:shadow-opacity="55%"/>
    </style:style>
    <style:style style:name="gr52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53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wrap-option="wrap"/>
    </style:style>
    <style:style style:name="gr54" style:family="graphic">
      <style:graphic-properties draw:fill="solid" draw:fill-color="#ff3333" draw:auto-grow-height="false" fo:min-height="0.749cm" fo:min-width="0.499cm" fo:wrap-option="no-wrap"/>
    </style:style>
    <style:style style:name="gr55" style:family="graphic">
      <style:graphic-properties draw:fill="gradient" draw:fill-gradient-name="Gray_20_Gradient_20_1" draw:opacity="50%" draw:textarea-horizontal-align="justify" draw:textarea-vertical-align="middle" draw:auto-grow-height="false" fo:min-height="0cm" fo:min-width="0cm" draw:shadow-opacity="50%"/>
      <style:text-properties style:text-blinking="true"/>
    </style:style>
    <style:style style:name="gr56" style:family="graphic">
      <style:graphic-properties svg:stroke-color="#b2b2b2" draw:fill="gradient" draw:fill-color="#dddddd" draw:fill-gradient-name="Cyan_20_Gradient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7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2cm" fo:padding-right="0.2cm" fo:wrap-option="wrap"/>
    </style:style>
    <style:style style:name="gr58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59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0cm" draw:shadow-offset-y="0.1cm" draw:shadow-opacity="65%"/>
    </style:style>
    <style:style style:name="gr60" style:family="graphic">
      <style:graphic-properties draw:fill="gradient" draw:fill-gradient-name="Gray_20_Gradient_20_1" draw:opacity="60%" draw:textarea-horizontal-align="justify" draw:textarea-vertical-align="top" draw:auto-grow-height="false" fo:min-height="0cm" fo:min-width="0cm" fo:padding-top="0.3cm" fo:wrap-option="wrap" draw:shadow-opacity="60%"/>
    </style:style>
    <style:style style:name="gr61" style:family="graphic">
      <style:graphic-properties draw:stroke="dash" draw:stroke-dash="Fine_20_Dashed" svg:stroke-width="0.2cm" draw:marker-start-width="0.8cm" draw:marker-end-width="0.8cm" svg:stroke-opacity="90%" draw:fill="gradient" draw:fill-gradient-name="Gradient_20_32" draw:textarea-horizontal-align="justify" draw:textarea-vertical-align="top" draw:auto-grow-height="false" fo:min-height="0cm" fo:min-width="0cm" fo:padding-top="0.3cm" fo:padding-bottom="0.1cm" fo:padding-left="0.1cm" fo:padding-right="0.1cm"/>
    </style:style>
    <style:style style:name="gr62" style:family="graphic">
      <style:graphic-properties draw:stroke="none" draw:fill="gradient" draw:fill-gradient-name="Gradient_20_12" draw:opacity="50%" draw:textarea-horizontal-align="justify" draw:textarea-vertical-align="top" draw:auto-grow-height="false" fo:min-height="0cm" fo:min-width="0cm" fo:padding-top="0.2cm" fo:wrap-option="wrap" draw:shadow-opacity="50%"/>
    </style:style>
    <style:style style:name="gr63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/>
    </style:style>
    <style:style style:name="gr64" style:family="graphic">
      <style:graphic-properties draw:stroke="none" draw:opacity="0%" draw:textarea-horizontal-align="justify" draw:textarea-vertical-align="middle" draw:auto-grow-height="false" fo:min-height="0cm" fo:min-width="0cm" fo:wrap-option="wrap" draw:shadow-opacity="0%"/>
    </style:style>
    <style:style style:name="gr65" style:family="graphic">
      <style:graphic-properties draw:fill="gradient" draw:fill-color="#ffffff" draw:fill-gradient-name="Green_20_Gradient_20_3" draw:opacity="30%" draw:textarea-horizontal-align="justify" draw:textarea-vertical-align="middle" draw:auto-grow-height="false" fo:min-height="0cm" fo:min-width="0cm" fo:padding-top="0.3cm" fo:wrap-option="wrap" draw:shadow-opacity="30%"/>
    </style:style>
    <style:style style:name="gr66" style:family="graphic">
      <style:graphic-properties draw:stroke="none" draw:opacity="0%" draw:textarea-horizontal-align="center" draw:textarea-vertical-align="middle" draw:auto-grow-height="false" fo:min-height="0cm" fo:min-width="0cm" fo:padding-top="0.2cm" fo:wrap-option="wrap" draw:shadow-opacity="0%"/>
    </style:style>
    <style:style style:name="gr67" style:family="graphic">
      <style:graphic-properties draw:fill="gradient" draw:fill-gradient-name="Gray_20_Gradient_20_2" draw:opacity="90%" draw:textarea-horizontal-align="justify" draw:textarea-vertical-align="middle" draw:auto-grow-height="false" fo:min-height="0cm" fo:min-width="0cm" draw:shadow-opacity="90%"/>
    </style:style>
    <style:style style:name="gr68" style:family="graphic">
      <style:graphic-properties draw:stroke="none" draw:opacity="0%" draw:textarea-horizontal-align="justify" draw:textarea-vertical-align="top" draw:auto-grow-height="false" fo:min-height="0cm" fo:min-width="0cm" fo:padding-top="0.2cm" fo:wrap-option="wrap" draw:shadow-opacity="0%"/>
    </style:style>
    <style:style style:name="gr69" style:family="graphic">
      <style:graphic-properties draw:stroke="none" draw:opacity="0%" draw:textarea-horizontal-align="justify" draw:textarea-vertical-align="middle" draw:auto-grow-height="false" fo:min-height="0cm" fo:min-width="0cm" draw:shadow-opacity="0%"/>
    </style:style>
    <style:style style:name="gr70" style:family="graphic">
      <style:graphic-properties draw:fill="gradient" draw:fill-gradient-name="Gradient_20_17" draw:textarea-vertical-align="middle" draw:auto-grow-height="false" fo:min-height="0.749cm" fo:min-width="0.499cm"/>
    </style:style>
    <style:style style:name="gr71" style:family="graphic">
      <style:graphic-properties svg:stroke-opacity="70%" draw:fill="gradient" draw:fill-gradient-name="Gradient_20_14" draw:auto-grow-height="false" fo:min-height="0.749cm" fo:min-width="0.499cm" fo:padding-top="0.2cm" fo:wrap-option="no-wrap"/>
    </style:style>
    <style:style style:name="gr72" style:family="graphic">
      <style:graphic-properties draw:stroke="solid" draw:stroke-dash="Fine_20_Dotted"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3" style:family="graphic">
      <style:graphic-properties svg:stroke-width="0.1cm" svg:stroke-color="#66ffff" draw:marker-start-width="0.35cm" draw:marker-end-width="0.3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4" style:family="graphic">
      <style:graphic-properties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5" style:family="graphic">
      <style:graphic-properties draw:fill="gradient" draw:fill-color="#cfe7f5" draw:fill-gradient-name="Gradient_20_38" draw:auto-grow-height="false" fo:min-height="0.749cm" fo:min-width="0.499cm" fo:wrap-option="no-wrap"/>
    </style:style>
    <style:style style:name="gr76" style:family="graphic">
      <style:graphic-properties draw:fill="gradient" draw:fill-gradient-name="Green_20_Gradient_20_2" draw:textarea-horizontal-align="justify" draw:textarea-vertical-align="middle" draw:auto-grow-height="false" fo:min-height="0cm" fo:min-width="0cm" fo:padding-top="0.5cm" fo:wrap-option="wrap"/>
    </style:style>
    <style:style style:name="gr77" style:family="graphic">
      <style:graphic-properties draw:fill="gradient" draw:fill-color="#cfe7f5" draw:fill-gradient-name="Green_20_Gradient_20_3" draw:textarea-horizontal-align="justify" draw:textarea-vertical-align="middle" draw:auto-grow-height="false" fo:min-height="0cm" fo:min-width="0cm"/>
    </style:style>
    <style:style style:name="gr78" style:family="graphic">
      <style:graphic-properties draw:fill="gradient" draw:fill-gradient-name="Green_20_Gradient_20_3" draw:textarea-horizontal-align="justify" draw:textarea-vertical-align="middle" draw:auto-grow-height="false" fo:min-height="0cm" fo:min-width="0cm"/>
    </style:style>
    <style:style style:name="gr79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fo:padding-top="1cm" draw:shadow="visible" draw:shadow-offset-x="0cm" draw:shadow-offset-y="0.15cm" draw:shadow-opacity="65%" text:animation="none" text:animation-steps="2px"/>
    </style:style>
    <style:style style:name="gr80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1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/>
    </style:style>
    <style:style style:name="gr82" style:family="graphic">
      <style:graphic-properties draw:fill="gradient" draw:fill-color="#cfe7f5" draw:fill-gradient-name="Gradient_20_39" draw:textarea-horizontal-align="justify" draw:textarea-vertical-align="middle" draw:auto-grow-height="false" fo:min-height="0cm" fo:min-width="0cm"/>
    </style:style>
    <style:style style:name="gr83" style:family="graphic">
      <style:graphic-properties draw:fill="gradient" draw:fill-gradient-name="Gradient_20_16" draw:textarea-horizontal-align="justify" draw:textarea-vertical-align="middle" draw:auto-grow-height="false" fo:min-height="0cm" fo:min-width="0cm"/>
    </style:style>
    <style:style style:name="gr84" style:family="graphic">
      <style:graphic-properties draw:fill="gradient" draw:fill-gradient-name="Gradient_20_16" draw:textarea-vertical-align="middle" draw:auto-grow-height="false" fo:min-height="0.749cm" fo:min-width="0.499cm"/>
    </style:style>
    <style:style style:name="gr85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6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87" style:family="graphic">
      <style:graphic-properties draw:fill="gradient" draw:fill-gradient-name="Yellow_20_Gradient_20_1" draw:textarea-horizontal-align="justify" draw:textarea-vertical-align="middle" draw:auto-grow-height="false" fo:min-height="0cm" fo:min-width="0cm"/>
    </style:style>
    <style:style style:name="gr88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1cm" fo:wrap-option="wrap"/>
    </style:style>
    <style:style style:name="gr89" style:family="graphic">
      <style:graphic-properties draw:fill="gradient" draw:fill-gradient-name="Gray_20_Gradient_20_3" draw:textarea-horizontal-align="justify" draw:textarea-vertical-align="middle" draw:auto-grow-height="false" fo:min-height="0cm" fo:min-width="0cm" fo:wrap-option="wrap"/>
    </style:style>
    <style:style style:name="gr90" style:family="graphic">
      <style:graphic-properties draw:fill="gradient" draw:fill-gradient-name="Green_20_Gradient_20_2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16pt" style:font-size-asian="16pt" style:font-size-complex="16pt"/>
    </style:style>
    <style:style style:name="P4" style:family="paragraph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style:paragraph-properties fo:text-align="center"/>
      <style:text-properties fo:font-family="'Trebuchet MS'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000000" fo:font-family="'Trebuchet MS'" style:font-family-generic="swiss" style:font-pitch="variable" fo:font-size="22pt" style:font-size-asian="22pt" style:font-size-complex="22pt"/>
    </style:style>
    <style:style style:name="P9" style:family="paragraph">
      <style:paragraph-properties fo:text-align="center"/>
      <style:text-properties fo:color="#eeeeee" fo:font-family="'Trebuchet M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 style:text-autospace="none" style:line-break="normal" style:writing-mode="page"/>
      <style:text-properties fo:hyphenate="false"/>
    </style:style>
    <style:style style:name="P11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eeeeee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P17" style:family="paragraph">
      <style:paragraph-properties fo:text-align="center"/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8" style:family="paragraph">
      <style:paragraph-properties fo:text-align="center"/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P19" style:family="paragraph">
      <style:paragraph-properties fo:text-align="center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0" style:family="paragraph">
      <style:paragraph-properties fo:text-align="center"/>
      <style:text-properties style:font-name="Arial" fo:font-size="15pt" style:font-size-asian="15pt" style:font-size-complex="15pt"/>
    </style:style>
    <style:style style:name="P21" style:family="paragraph">
      <style:paragraph-properties fo:text-align="center"/>
      <style:text-properties fo:color="#000000" fo:font-family="'Trebuchet MS'" style:font-family-generic="swiss" style:font-pitch="variable" fo:font-size="24pt" style:font-size-asian="24pt" style:font-size-complex="2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5" style:family="paragraph">
      <style:paragraph-properties fo:text-align="center" style:text-autospace="none" style:line-break="normal" style:writing-mode="page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26" style:family="paragraph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27" style:family="paragraph">
      <style:paragraph-properties fo:text-align="center"/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text-align="center"/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29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6pt" fo:font-weight="normal" style:font-size-asian="26pt" style:font-weight-asian="normal" style:font-size-complex="26pt" style:font-weight-complex="normal" fo:hyphenate="false"/>
    </style:style>
    <style:style style:name="P30" style:family="paragraph">
      <style:paragraph-properties fo:text-align="center"/>
      <style:text-properties fo:color="#ff3333" fo:font-family="'Trebuchet MS'" style:font-family-generic="swiss" style:font-pitch="variable" fo:font-size="20pt" style:font-size-asian="20pt" style:font-size-complex="20pt"/>
    </style:style>
    <style:style style:name="P31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text-align="center"/>
      <style:text-properties fo:font-family="'Trebuchet MS'" style:font-family-generic="swiss" style:font-pitch="variable" fo:font-size="20pt" style:font-size-asian="20pt" style:font-size-complex="20pt"/>
    </style:style>
    <style:style style:name="P34" style:family="paragraph">
      <style:paragraph-properties fo:text-align="start"/>
    </style:style>
    <style:style style:name="P35" style:family="paragraph">
      <style:paragraph-properties fo:text-align="center"/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P36" style:family="paragraph">
      <style:paragraph-properties fo:text-align="center"/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P37" style:family="paragraph">
      <style:paragraph-properties fo:text-align="center"/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P38" style:family="paragraph">
      <style:paragraph-properties fo:text-align="center"/>
      <style:text-properties fo:color="#ffffff" fo:font-family="'Trebuchet MS'" style:font-family-generic="swiss" style:font-pitch="variable" fo:font-size="20pt" style:font-size-asian="20pt" style:font-size-complex="20pt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style:paragraph-properties fo:text-align="center"/>
      <style:text-properties fo:color="#ffffff" fo:font-family="'Trebuchet MS'" style:font-family-generic="swiss" style:font-pitch="variable" fo:font-size="14pt" style:font-size-asian="14pt" style:font-size-complex="14pt"/>
    </style:style>
    <style:style style:name="P41" style:family="paragraph">
      <style:paragraph-properties fo:text-align="center"/>
      <style:text-properties fo:color="#666666" fo:font-family="'Trebuchet MS'" style:font-family-generic="swiss" style:font-pitch="variable" fo:font-size="14pt" style:font-size-asian="14pt" style:font-size-complex="14pt"/>
    </style:style>
    <style:style style:name="P42" style:family="paragraph"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center"/>
      <style:text-properties fo:font-family="'Bahnschrift SemiBold'" style:font-family-generic="swiss" style:font-pitch="variable" fo:font-size="18pt" style:font-size-asian="18pt" style:font-size-complex="18pt"/>
    </style:style>
    <style:style style:name="P45" style:family="paragraph"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fo:text-align="center"/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P47" style:family="paragraph">
      <style:paragraph-properties fo:text-align="center"/>
      <style:text-properties fo:font-size="44pt" style:font-size-asian="44pt" style:font-size-complex="44pt"/>
    </style:style>
    <style:style style:name="P48" style:family="paragraph">
      <style:text-properties fo:font-size="24pt" style:font-size-asian="24pt" style:font-size-complex="24pt"/>
    </style:style>
    <style:style style:name="P49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text-position="0% 100%" fo:font-family="'Trebuchet M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font-family="'Trebuchet MS'" style:font-family-generic="swiss" style:font-pitch="variable" fo:font-size="16pt" style:font-size-asian="16pt" style:font-size-complex="16pt"/>
    </style:style>
    <style:style style:name="T3" style:family="text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family="'Trebuchet MS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family="'Trebuchet MS'" style:font-family-generic="swiss" style:font-pitch="variabl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Bahnschrif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'Trebuchet MS'" style:font-family-generic="swiss" style:font-pitch="variable" fo:font-size="18pt" style:font-size-asian="18pt" style:font-size-complex="18pt"/>
    </style:style>
    <style:style style:name="T10" style:family="text"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family="'Trebuchet MS'" style:font-family-generic="swiss" style:font-pitch="variable" fo:font-size="22pt" style:font-size-asian="22pt" style:font-size-complex="22pt"/>
    </style:style>
    <style:style style:name="T12" style:family="text">
      <style:text-properties fo:color="#eeeeee" fo:font-family="'Trebuchet MS'" style:font-family-generic="swiss" style:font-pitch="variable" fo:font-size="28pt" style:font-size-asian="28pt" style:font-size-complex="28pt"/>
    </style:style>
    <style:style style:name="T13" style:family="text">
      <style:text-properties fo:font-family="'Arial Nova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3366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3333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eeeee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eeeee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T23" style:family="text"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eeeee" style:font-name="Arial" fo:font-size="15pt" style:font-size-asian="15pt" style:font-size-complex="15pt"/>
    </style:style>
    <style:style style:name="T27" style:family="text">
      <style:text-properties fo:color="#000000" fo:font-family="'Trebuchet MS'" style:font-family-generic="swiss" style:font-pitch="variable" fo:font-size="24pt" style:font-size-asian="24pt" style:font-size-complex="24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31" style:family="text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3" style:family="text">
      <style:text-properties fo:color="#eeeeee" fo:font-family="'Bahnschrift Condensed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4" style:family="text">
      <style:text-properties fo:color="#eeeeee"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eeeeee" style:text-position="0% 100%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6" style:family="text">
      <style:text-properties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eeeeee" fo:font-family="'Bahnschrift Condensed'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8" style:family="text">
      <style:text-properties fo:color="#eeeeee" fo:font-family="'Bahnschrift SemiBol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color="#eeeeee" fo:font-family="'Bahnschrift SemiBold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40" style:family="text">
      <style:text-properties fo:color="#eeeeee" fo:font-family="'Bahnschrift SemiBold'" style:font-family-generic="swiss" style:font-pitch="variable" fo:font-size="15pt" style:text-underline-style="none" style:font-size-asian="15pt" style:font-size-complex="15pt"/>
    </style:style>
    <style:style style:name="T41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42" style:family="text">
      <style:text-properties fo:color="#eeeeee" fo:font-family="'Bahnschrift Condensed'" style:font-family-generic="swiss" style:font-pitch="variable" fo:font-size="15pt" style:text-underline-style="none" style:font-size-asian="15pt" style:font-size-complex="15pt"/>
    </style:style>
    <style:style style:name="T43" style:family="text">
      <style:text-properties fo:color="#eeeeee" fo:font-family="'Bahnschrift Condense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44" style:family="text"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eeeeee" fo:font-family="'Bahnschrift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eeeeee" fo:font-family="'Bahnschrift Condense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47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eeeeee" style:text-position="0% 100%" fo:font-family="'Bahnschrift Condensed'" style:font-family-generic="swiss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9" style:family="text">
      <style:text-properties fo:color="#eeeeee" fo:font-family="'Bahnschrift SemiBold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50" style:family="text">
      <style:text-properties fo:color="#dddddd" style:text-outline="false" style:text-line-through-style="none" fo:font-family="'Trebuchet MS'" style:font-family-generic="swiss" style:font-pitch="variable" fo:font-size="2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6pt" style:language-asian="zh" style:country-asian="CN" style:font-style-asian="normal" style:font-weight-asian="bold" style:font-name-complex="Arial1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3333" fo:font-family="'Trebuchet MS'" style:font-family-generic="swiss" style:font-pitch="variable" fo:font-size="20pt" style:font-size-asian="20pt" style:font-size-complex="20pt"/>
    </style:style>
    <style:style style:name="T52" style:family="text">
      <style:text-properties fo:color="#eeeeee" fo:font-family="'Bahnschrift SemiBol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53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4" style:family="text">
      <style:text-properties fo:color="#eeeeee" fo:font-family="'Bahnschrift Condensed'" style:font-family-generic="swiss" style:font-pitch="variable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5" style:family="text">
      <style:text-properties fo:color="#eeeeee" fo:font-family="'Bahnschrift Condensed'" style:font-family-generic="swiss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56" style:family="text">
      <style:text-properties fo:color="#eeeeee" fo:font-family="'Bahnschrift Condensed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57" style:family="text">
      <style:text-properties fo:color="#eeeeee" fo:font-family="'Bahnschrift Condense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58" style:family="text">
      <style:text-properties fo:color="#eeeeee" fo:font-family="'Bahnschrift SemiBold'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59" style:family="text">
      <style:text-properties fo:color="#eeeeee" fo:font-family="'Bahnschrift SemiBold'" style:font-family-generic="swiss" style:font-pitch="variable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0" style:family="text">
      <style:text-properties fo:color="#eeeeee" fo:font-family="'Bahnschrift SemiBold'" style:font-family-generic="swiss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1" style:family="text">
      <style:text-properties fo:color="#eeeeee" fo:font-family="'Bahnschrift SemiBol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62" style:family="text">
      <style:text-properties fo:color="#dddddd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eeeeee" fo:font-family="'Trebuchet MS'" style:font-family-generic="swiss" style:font-pitch="variable" fo:font-size="15pt" style:font-size-asian="15pt" style:font-size-complex="15pt"/>
    </style:style>
    <style:style style:name="T64" style:family="text">
      <style:text-properties fo:color="#ff3333" fo:font-family="'Trebuchet MS'" style:font-family-generic="swiss" style:font-pitch="variable" fo:font-size="15pt" style:font-size-asian="15pt" style:font-size-complex="15pt"/>
    </style:style>
    <style:style style:name="T65" style:family="text">
      <style:text-properties fo:color="#eeeeee" fo:font-family="'Trebuchet MS'" style:font-family-generic="swiss" style:font-pitch="variable" fo:font-size="16pt" style:text-underline-style="solid" style:text-underline-width="auto" style:text-underline-color="font-color" style:font-size-asian="16pt" style:font-size-complex="16pt"/>
    </style:style>
    <style:style style:name="T66" style:family="text">
      <style:text-properties fo:font-family="'Trebuchet MS'" style:font-family-generic="swiss" style:font-pitch="variable" fo:font-size="20pt" style:font-size-asian="20pt" style:font-size-complex="20pt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font-family="'Trebuchet M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9" style:family="text">
      <style:text-properties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family="'Trebuchet M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family="'Trebuchet MS'" style:font-family-generic="swiss" style:font-pitch="variable" fo:font-size="22pt" style:font-size-asian="22pt" style:font-size-complex="22pt"/>
    </style:style>
    <style:style style:name="T73" style:family="text">
      <style:text-properties fo:font-family="'Trebuchet MS'" style:font-family-generic="swiss" style:font-pitch="variable" fo:font-size="22pt" fo:text-shadow="1pt 1pt" style:text-underline-style="none" fo:font-weight="bold" style:font-size-asian="22pt" style:font-weight-asian="bold" style:font-size-complex="22pt" style:font-weight-complex="bold"/>
    </style:style>
    <style:style style:name="T74" style:family="text">
      <style:text-properties fo:font-family="'Trebuchet MS'" style:font-family-generic="swiss" style:font-pitch="variable" fo:font-size="18pt" style:text-underline-style="none" style:font-size-asian="18pt" style:font-size-complex="18pt"/>
    </style:style>
    <style:style style:name="T75" style:family="text">
      <style:text-properties fo:font-family="'Verdana Pro Black'" style:font-family-generic="swiss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6" style:family="text"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T77" style:family="text">
      <style:text-properties fo:font-family="'Trebuchet M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78" style:family="text">
      <style:text-properties fo:font-family="'Trebuchet MS'" style:font-family-generic="swiss" style:font-pitch="variable" fo:font-size="18pt" fo:text-shadow="1pt 1pt" style:font-size-asian="18pt" style:font-size-complex="18pt"/>
    </style:style>
    <style:style style:name="T79" style:family="text">
      <style:text-properties fo:font-family="'Trebuchet MS'" style:font-family-generic="swiss" style:font-pitch="variable" fo:font-size="26pt" fo:text-shadow="1pt 1pt" style:font-size-asian="26pt" style:font-size-complex="26pt"/>
    </style:style>
    <style:style style:name="T80" style:family="text">
      <style:text-properties fo:color="#ffffff" style:text-outline="false"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81" style:family="text"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T82" style:family="text"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T83" style:family="text">
      <style:text-properties fo:color="#ffffff" fo:font-family="'Trebuchet MS'" style:font-family-generic="swiss" style:font-pitch="variable" fo:font-size="18pt" fo:text-shadow="none" style:font-size-asian="18pt" style:font-size-complex="18pt"/>
    </style:style>
    <style:style style:name="T84" style:family="text">
      <style:text-properties style:font-name="Bahnschrift" fo:font-size="16pt" style:font-size-asian="16pt" style:font-size-complex="16pt"/>
    </style:style>
    <style:style style:name="T85" style:family="text">
      <style:text-properties fo:color="#ffffff"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86" style:family="text">
      <style:text-properties fo:color="#ffffff" fo:font-family="'Trebuchet MS'" style:font-family-generic="swiss" style:font-pitch="variable" fo:font-size="20pt" fo:text-shadow="none" style:font-size-asian="20pt" style:font-size-complex="20pt"/>
    </style:style>
    <style:style style:name="T87" style:family="text">
      <style:text-properties fo:font-family="'Trebuchet MS'" style:font-family-generic="swiss" style:font-pitch="variable"/>
    </style:style>
    <style:style style:name="T88" style:family="text">
      <style:text-properties fo:color="#ffffff" fo:font-family="'Trebuchet M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89" style:family="text">
      <style:text-properties fo:color="#ffffff" fo:font-family="'Trebuchet MS'" style:font-family-generic="swiss" style:font-pitch="variable" fo:font-size="20pt" style:font-size-asian="20pt" style:font-size-complex="20pt"/>
    </style:style>
    <style:style style:name="T90" style:family="text">
      <style:text-properties fo:color="#ffffff" fo:font-family="'Trebuchet MS'" style:font-family-generic="swiss" style:font-pitch="variable" fo:font-size="14pt" style:font-size-asian="14pt" style:font-size-complex="14pt"/>
    </style:style>
    <style:style style:name="T91" style:family="text">
      <style:text-properties fo:color="#666666" fo:font-family="'Trebuchet MS'" style:font-family-generic="swiss" style:font-pitch="variable" fo:font-size="14pt" style:font-size-asian="14pt" style:font-size-complex="14pt"/>
    </style:style>
    <style:style style:name="T92" style:family="text">
      <style:text-properties fo:font-size="32pt" style:font-size-asian="32pt" style:font-size-complex="32pt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family="'Bahnschrift SemiBold'" style:font-family-generic="swiss" style:font-pitch="variable" fo:font-size="18pt" style:font-size-asian="18pt" style:font-size-complex="18pt"/>
    </style:style>
    <style:style style:name="T95" style:family="text"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96" style:family="text">
      <style:text-properties fo:font-size="44pt" style:font-size-asian="44pt" style:font-size-complex="44pt"/>
    </style:style>
    <style:style style:name="T97" style:family="text">
      <style:text-properties fo:font-size="24pt" style:font-size-asian="24pt" style:font-size-complex="24pt"/>
    </style:style>
  </office:automatic-styles>
  <office:body>
    <office:spreadsheet>
      <table:table table:name="Index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26" table:default-cell-style-name="ce1"/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>
            <draw:custom-shape table:end-cell-address="Index.Q9" table:end-x="0.312cm" table:end-y="0.049cm" draw:z-index="3" draw:style-name="gr1" draw:text-style-name="P2" svg:width="20.293cm" svg:height="2.789cm" svg:x="0.343cm" svg:y="0.422cm">
              <text:p text:style-name="P1"><text:span text:style-name="T1">Projet Demo Day 202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/>
          <table:table-cell>
            <draw:custom-shape table:end-cell-address="Index.D8" table:end-x="2.166cm" table:end-y="0.158cm" draw:z-index="1" draw:style-name="gr2" draw:text-style-name="P3" svg:width="6.679cm" svg:height="2.178cm" svg:x="0.003cm" svg:y="0.238cm">
              <text:p text:style-name="P1"><text:span text:style-name="T2"><text:s/></text:span><text:span text:style-name="T2"><text:a xlink:href="https://github.com/Aurelien292/Demo-Day.git">Aurelien GOAOC Github</text:a></text:span><text:span text:style-name="T2">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6"/>
          <table:table-cell>
            <draw:custom-shape table:end-cell-address="Index.Q9" table:end-x="2.259cm" table:end-y="0.06cm" draw:z-index="5" draw:style-name="gr3" draw:text-style-name="P4" svg:width="1.67cm" svg:height="1.024cm" svg:x="0.589cm" svg:y="0.391cm">
              <text:p><text:span text:style-name="T3">V0.2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>
            <draw:custom-shape table:end-cell-address="Index.Z53" table:end-x="1.3cm" table:end-y="0.422cm" draw:z-index="4" draw:style-name="gr4" svg:width="57.753cm" svg:height="19.48cm" svg:x="0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6"/>
          <table:table-cell>
            <draw:frame table:end-cell-address="Index.Y49" table:end-x="1.792cm" table:end-y="0.39cm" draw:z-index="6" draw:style-name="gr5" draw:text-style-name="P1" svg:width="18.745cm" svg:height="15.747cm" svg:x="1.112cm" svg:y="0.45cm">
              <draw:object draw:notify-on-update-of-ranges="Index.W19:Index.W20 Index.V19:Index.V20 Index.W19:Index.W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custom-shape table:end-cell-address="Index.Y49" table:end-x="1.979cm" table:end-y="0.451cm" draw:z-index="7" draw:style-name="gr6" svg:width="19.147cm" svg:height="15.957cm" svg:x="0.897cm" svg:y="0.30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4.2497376705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>
            <draw:custom-shape table:end-cell-address="Index.F48" table:end-x="0.589cm" table:end-y="0.301cm" draw:z-index="0" draw:style-name="gr7" draw:text-style-name="P5" svg:width="8.91cm" svg:height="14.632cm" svg:x="0.711cm" svg:y="0.121cm">
              <text:p text:style-name="P1"><text:span text:style-name="T4">Stage 1</text:span><text:span text:style-name="T5"> </text:span><text:span text:style-name="T6">:</text:span></text:p>
              <text:p text:style-name="P1"><text:span text:style-name="T7"/></text:p>
              <text:p text:style-name="P1"><text:span text:style-name="T8">Team Formation and Idea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Index.L48" table:end-x="1.456cm" table:end-y="0.271cm" draw:z-index="9" draw:style-name="gr7" draw:text-style-name="P5" svg:width="8.91cm" svg:height="14.632cm" svg:x="1.579cm" svg:y="0.091cm">
              <text:p text:style-name="P1"><text:span text:style-name="T4">Stage 2</text:span><text:span text:style-name="T5"> </text:span><text:span text:style-name="T6">:</text:span></text:p>
              <text:p text:style-name="P1"><text:span text:style-name="T7"/></text:p>
              <text:p text:style-name="P1"><text:span text:style-name="T8">Project Charter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1"/>
          <table:table-cell table:style-name="ce2" office:value-type="percentage" office:value="0.24">
            <text:p>24,00%</text:p>
          </table:table-cell>
          <table:table-cell office:value-type="string">
            <text:p>Accompli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percentage" office:value="1">
            <text:p>100,0%</text:p>
          </table:table-cell>
          <table:table-cell office:value-type="string">
            <text:p>A faire</text:p>
          </table:table-cell>
          <table:table-cell table:number-columns-repeated="3"/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>
            <draw:custom-shape table:end-cell-address="Index.E32" table:end-x="2.228cm" table:end-y="0.113cm" draw:z-index="8" draw:style-name="gr8" draw:text-style-name="P3" svg:width="7.703cm" svg:height="2.789cm" svg:x="1.299cm" svg:y="0.034cm">
              <office:event-listeners>
                <script:event-listener script:language="ooo:script" script:event-name="dom:click" xlink:href="vnd.sun.star.script:Standard.Module1.equipe?language=Basic&amp;location=application"/>
              </office:event-listeners>
              <text:p text:style-name="P1"><text:span text:style-name="T2">Formation de l’équi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Index.L32" table:end-x="0.777cm" table:end-y="0.111cm" draw:z-index="10" draw:style-name="gr8" draw:text-style-name="P6" svg:width="7.304cm" svg:height="2.789cm" svg:x="0.247cm" svg:y="0.032cm">
              <office:event-listeners>
                <script:event-listener script:language="ooo:script" script:event-name="dom:click" xlink:href="vnd.sun.star.script:Standard.Module1.objectif?language=Basic&amp;location=application"/>
              </office:event-listeners>
              <text:p text:style-name="P1"><text:span text:style-name="T9">Objectif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8"/>
          <table:table-cell>
            <draw:custom-shape table:end-cell-address="Index.L39" table:end-x="0.715cm" table:end-y="0.383cm" draw:z-index="11" draw:style-name="gr8" draw:text-style-name="P6" svg:width="7.304cm" svg:height="2.789cm" svg:x="0.185cm" svg:y="0.303cm">
              <office:event-listeners>
                <script:event-listener script:language="ooo:script" script:event-name="dom:click" xlink:href="vnd.sun.star.script:Standard.Module1.stakeholders?language=Basic&amp;location=application"/>
              </office:event-listeners>
              <text:p text:style-name="P1"><text:span text:style-name="T9">Stakehold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table:end-cell-address="Index.F40" table:end-x="0.093cm" table:end-y="0.453cm" draw:z-index="2" draw:style-name="gr8" draw:text-style-name="P7" svg:width="7.888cm" svg:height="2.789cm" svg:x="1.237cm" svg:y="0.374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10">Etudes des idées possib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4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8"/>
          <table:table-cell>
            <draw:custom-shape table:end-cell-address="Index.L47" table:end-x="0.777cm" table:end-y="0.14cm" draw:z-index="12" draw:style-name="gr9" draw:text-style-name="P6" svg:width="7.304cm" svg:height="2.789cm" svg:x="0.247cm" svg:y="0.06cm">
              <office:event-listeners>
                <script:event-listener script:language="ooo:script" script:event-name="dom:click" xlink:href="vnd.sun.star.script:Standard.Module1.risque?language=Basic&amp;location=application"/>
              </office:event-listeners>
              <text:p text:style-name="P1"><text:span text:style-name="T9">Identification des Risque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 table:number-columns-repeated="19"/>
          <table:table-cell>
            <draw:custom-shape table:end-cell-address="Index.W48" table:end-x="1.83cm" table:end-y="0.284cm" draw:z-index="13" draw:style-name="gr10" draw:text-style-name="P8" svg:width="7.304cm" svg:height="2.789cm" svg:x="1.3cm" svg:y="0.205cm">
              <office:event-listeners>
                <script:event-listener script:language="ooo:script" script:event-name="dom:click" xlink:href="vnd.sun.star.script:Standard.Module1.planning?language=Basic&amp;location=application"/>
              </office:event-listeners>
              <text:p text:style-name="P1"><text:span text:style-name="T11">Planning du projet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</table:table-row>
        <table:table-row table:style-name="ro1" table:number-rows-repeated="1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dée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9" table:default-cell-style-name="ce1"/>
        <table:table-row table:style-name="ro1">
          <table:table-cell>
            <draw:custom-shape table:end-cell-address="Idée.U33" table:end-x="1.857cm" table:end-y="0.417cm" draw:z-index="11" draw:style-name="gr4" svg:width="57.645cm" svg:height="26.26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60.9251369446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number-columns-repeated="7"/>
          <table:table-cell>
            <draw:custom-shape table:end-cell-address="Idée.L9" table:end-x="3.536cm" table:end-y="0.029cm" draw:z-index="7" draw:style-name="gr11" draw:text-style-name="P9" svg:width="20.293cm" svg:height="2.789cm" svg:x="0.678cm" svg:y="0.402cm">
              <text:p text:style-name="P1"><text:span text:style-name="T12">Etudes des idées possib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>
          <table:table-cell>
            <draw:custom-shape table:end-cell-address="Idée.E9" table:end-x="2.225cm" table:end-y="0.004cm" draw:z-index="4" draw:style-name="gr12" draw:text-style-name="P1" svg:width="9.026cm" svg:height="2.368cm" svg:x="2.231cm" svg:y="0.346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6"/>
          <table:table-cell>
            <draw:custom-shape table:end-cell-address="Idée.M31" table:end-x="1.397cm" table:end-y="0.078cm" draw:z-index="1" draw:style-name="gr13" svg:width="24.771cm" svg:height="21.203cm" svg:x="0.801cm" svg:y="0.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18.73376179407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>
            <draw:custom-shape table:end-cell-address="Idée.G27" table:end-x="0.585cm" table:end-y="1.011cm" draw:z-index="3" draw:style-name="gr14" svg:width="12.927cm" svg:height="19.146cm" svg:x="1.206cm" svg:y="0.1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Idée.J12" table:end-x="2.6cm" table:end-y="0.061cm" draw:z-index="10" draw:style-name="gr15" draw:text-style-name="P1" svg:width="0.866cm" svg:height="0.706cm" svg:x="1.734cm" svg:y="0.25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>
            <draw:custom-shape table:end-cell-address="Idée.F14" table:end-x="2.039cm" table:end-y="1.046cm" draw:z-index="8" draw:style-name="gr16" draw:text-style-name="P11" svg:width="11.133cm" svg:height="2.617cm" svg:x="2.196cm" svg:y="0.326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0"><text:span text:style-name="T14">&gt; Retenue &lt;</text:span><text:span text:style-name="T15"> </text:span></text:p>
              <text:p text:style-name="P10"><text:span text:style-name="T15">Location de vehicule via garag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11"/>
          <table:table-cell>
            <draw:frame table:end-cell-address="Idée.T23" table:end-x="1.795cm" table:end-y="0.975cm" draw:z-index="0" draw:style-name="gr17" draw:text-style-name="P1" svg:width="16.112cm" svg:height="13.311cm" svg:x="1.49cm" svg:y="0.315cm">
              <draw:object draw:notify-on-update-of-ranges="Idée.I13:Idée.L13 Idée.I27:Idée.L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custom-shape table:end-cell-address="Idée.T23" table:end-x="1.981cm" table:end-y="1.065cm" draw:z-index="2" draw:style-name="gr18" svg:width="16.422cm" svg:height="13.547cm" svg:x="1.366cm" svg:y="0.169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4.24292845257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" office:value-type="string">
            <text:p>/10</text:p>
          </table:table-cell>
          <table:table-cell table:style-name="ce9" office:value-type="string">
            <text:p>Magasin informatique</text:p>
          </table:table-cell>
          <table:table-cell table:style-name="ce9" office:value-type="string">
            <text:p>location de vehicule via garage</text:p>
          </table:table-cell>
          <table:table-cell table:style-name="ce9" office:value-type="string">
            <text:p>Mairie</text:p>
          </table:table-cell>
          <table:table-cell table:style-name="ce9" office:value-type="string">
            <text:p>Marketplace pour producteurs locaux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1" draw:text-style-name="P12" svg:width="2.899cm" svg:height="1.386cm" svg:x="20.392cm" svg:y="5.359cm" draw:caption-point-x="-0.61cm" draw:caption-point-y="1.516cm">
              <dc:creator>AG</dc:creator>
              <dc:date>2025-04-28T00:00:00</dc:date>
              <text:p text:style-name="P12"><text:span text:style-name="T18">Est-ce que l’idée apporte une solution originale</text:span></text:p>
            </office:annotation>
            <text:p>Possibilité pour l'innovatio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2" draw:text-style-name="P12" svg:width="2.899cm" svg:height="2.571cm" svg:x="20.392cm" svg:y="6.553cm" draw:caption-point-x="-0.61cm" draw:caption-point-y="1.516cm">
              <dc:creator>AG</dc:creator>
              <dc:date>2025-04-28T00:00:00</dc:date>
              <text:p text:style-name="P12"><text:span text:style-name="T18">Est-ce réalisable avec les ressources (temps, budget, outils) disponibles ?</text:span></text:p>
            </office:annotation>
            <text:p>Faisabilité économique 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19" table:end-x="2.102cm" table:end-y="0.103cm" draw:z-index="9" draw:style-name="gr19" draw:text-style-name="P11" svg:width="11.133cm" svg:height="2.617cm" svg:x="0.001cm" svg:y="1.071cm">
              <office:event-listeners>
                <script:event-listener script:language="ooo:script" script:event-name="dom:click" xlink:href="vnd.sun.star.script:Standard.Module1.marketplace?language=Basic&amp;location=application"/>
              </office:event-listeners>
              <text:p text:style-name="P10"><text:span text:style-name="T16">&gt; Non Retenue &lt;</text:span></text:p>
              <text:p text:style-name="P10"><text:span text:style-name="T15">Marketplace pour producteurs locaux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2" draw:text-style-name="P12" svg:width="2.899cm" svg:height="2.571cm" svg:x="20.392cm" svg:y="7.748cm" draw:caption-point-x="-0.61cm" draw:caption-point-y="1.516cm">
              <dc:creator>AG</dc:creator>
              <dc:date>2025-04-28T00:00:00</dc:date>
              <text:p text:style-name="P12"><text:span text:style-name="T18">Est-ce que l’idée répond à un vrai besoin ou améliore réellement la vie de l’utilisateur ?</text:span></text:p>
            </office:annotation>
            <text:p>Impact utilisateur 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8.943cm" draw:caption-point-x="-0.61cm" draw:caption-point-y="1.516cm">
              <dc:creator>AG</dc:creator>
              <dc:date>2025-04-28T00:00:00</dc:date>
              <text:p text:style-name="P12"><text:span text:style-name="T18">Est-ce réalisable avec les compétences de l’équipe</text:span></text:p>
            </office:annotation>
            <text:p>Faisabilité technique 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10.138cm" draw:caption-point-x="-0.61cm" draw:caption-point-y="1.516cm">
              <dc:creator>AG</dc:creator>
              <dc:date>2025-04-28T00:00:00</dc:date>
              <text:p text:style-name="P12"><text:span text:style-name="T18">Est-ce que le projet peut évoluer à grande échelle ?</text:span></text:p>
            </office:annotation>
            <text:p>Scalabilité 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11.333cm" draw:caption-point-x="-0.61cm" draw:caption-point-y="1.516cm">
              <dc:creator>AG</dc:creator>
              <dc:date>2025-04-28T00:00:00</dc:date>
              <text:p text:style-name="P12"><text:span text:style-name="T18">Est-ce qu’on peut le faire dans le temps imparti ?</text:span></text:p>
            </office:annotation>
            <text:p>Temps de développement 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2" table:end-x="2.101cm" table:end-y="0.369cm" draw:z-index="5" draw:style-name="gr20" draw:text-style-name="P11" svg:width="11.133cm" svg:height="2.617cm" svg:x="0cm" svg:y="0.142cm">
              <office:event-listeners>
                <script:event-listener script:language="ooo:script" script:event-name="dom:click" xlink:href="vnd.sun.star.script:Standard.Module1.informatique?language=Basic&amp;location=application"/>
              </office:event-listeners>
              <text:p text:style-name="P10"><text:span text:style-name="T17">&gt; Non Retenue &lt;</text:span></text:p>
              <text:p text:style-name="P10"><text:span text:style-name="T15">Marchant informatiqu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4" draw:text-style-name="P12" svg:width="2.899cm" svg:height="2.176cm" svg:x="20.392cm" svg:y="12.528cm" draw:caption-point-x="-0.61cm" draw:caption-point-y="1.516cm">
              <dc:creator>AG</dc:creator>
              <dc:date>2025-04-28T00:00:00</dc:date>
              <text:p text:style-name="P12"><text:span text:style-name="T18">Est-ce que le projet correspond aux forces de l’équipe ?</text:span></text:p>
            </office:annotation>
            <text:p>Compétences de l’équipe 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4" draw:text-style-name="P12" svg:width="2.899cm" svg:height="2.176cm" svg:x="20.392cm" svg:y="13.723cm" draw:caption-point-x="-0.61cm" draw:caption-point-y="1.516cm">
              <dc:creator>AG</dc:creator>
              <dc:date>2025-04-28T00:00:00</dc:date>
              <text:p text:style-name="P12"><text:span text:style-name="T18">Est-ce que le projet a une utilité claire ou un avantage concurrentiel ?</text:span></text:p>
            </office:annotation>
            <text:p>Valeur ajoutée 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4" draw:text-style-name="P12" svg:width="2.899cm" svg:height="2.176cm" svg:x="20.392cm" svg:y="14.918cm" draw:caption-point-x="-0.61cm" draw:caption-point-y="1.516cm">
              <dc:creator>AG</dc:creator>
              <dc:date>2025-04-28T00:00:00</dc:date>
              <text:p text:style-name="P12"><text:span text:style-name="T18">Est-ce qu’il est facile de commencer et de livrer un MVP rapidement ?</text:span></text:p>
            </office:annotation>
            <text:p>Simplicité de l’implémentation 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5" table:end-x="2.102cm" table:end-y="0.666cm" draw:z-index="6" draw:style-name="gr20" draw:text-style-name="P11" svg:width="11.133cm" svg:height="2.617cm" svg:x="0.001cm" svg:y="0.439cm">
              <office:event-listeners>
                <script:event-listener script:language="ooo:script" script:event-name="dom:click" xlink:href="vnd.sun.star.script:Standard.Module1.Mairie?language=Basic&amp;location=application"/>
              </office:event-listeners>
              <text:p text:style-name="P10"><text:span text:style-name="T17">&gt; Non Retenue &lt;</text:span></text:p>
              <text:p text:style-name="P10"><text:span text:style-name="T15">Mairi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4" draw:text-style-name="P12" svg:width="2.899cm" svg:height="2.176cm" svg:x="20.392cm" svg:y="16.113cm" draw:caption-point-x="-0.61cm" draw:caption-point-y="1.516cm">
              <dc:creator>AG</dc:creator>
              <dc:date>2025-04-28T00:00:00</dc:date>
              <text:p text:style-name="P12"><text:span text:style-name="T18">Est-ce que le projet permet d’appliquer ce que vous avez apprit ?</text:span></text:p>
            </office:annotation>
            <text:p><text:s/>objectifs pédagogiques 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5" draw:text-style-name="P12" svg:width="2.899cm" svg:height="2.966cm" svg:x="20.392cm" svg:y="17.308cm" draw:caption-point-x="-0.61cm" draw:caption-point-y="1.516cm">
              <dc:creator>AG</dc:creator>
              <dc:date>2025-04-28T00:00:00</dc:date>
              <text:p text:style-name="P12"><text:span text:style-name="T18">Quels sont les obstacles ou problèmes potentiels (juridiques, techniques, etc.) ?</text:span></text:p>
            </office:annotation>
            <text:p>Risques 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6" office:value-type="string">
            <office:annotation draw:style-name="gr25" draw:text-style-name="P12" svg:width="2.899cm" svg:height="2.966cm" svg:x="20.392cm" svg:y="18.503cm" draw:caption-point-x="-0.61cm" draw:caption-point-y="1.516cm">
              <dc:creator>AG</dc:creator>
              <dc:date>2025-04-28T00:00:00</dc:date>
              <text:p text:style-name="P12"><text:span text:style-name="T18">Le projet est-il facile à utiliser pour tous types d’utilisateurs (personnes âgées, handicap, débutants…) ?</text:span></text:p>
            </office:annotation>
            <text:p>Accessibilité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>
            <office:annotation draw:style-name="gr22" draw:text-style-name="P12" svg:width="2.899cm" svg:height="2.571cm" svg:x="20.392cm" svg:y="19.698cm" draw:caption-point-x="-0.61cm" draw:caption-point-y="1.516cm">
              <dc:creator>AG</dc:creator>
              <dc:date>2025-04-28T00:00:00</dc:date>
              <text:p text:style-name="P12"><text:span text:style-name="T18">Le projet peut-il s’adapter aux préférences ou besoins d’utilisateurs variés ?</text:span></text:p>
            </office:annotation>
            <text:p>Personnalisation possible 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4" office:value-type="float" office:value="10">
            <text:p>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>
            <text:p>Résultat </text:p>
          </table:table-cell>
          <table:table-cell table:style-name="ce12" table:formula="of:=SUM([.I14:.I26])/130" office:value-type="percentage" office:value="0.584615384615385">
            <text:p>58,5%</text:p>
          </table:table-cell>
          <table:table-cell table:style-name="ce13" table:formula="of:=SUM([.J14:.J26])/130" office:value-type="percentage" office:value="0.676923076923077">
            <text:p>67,7%</text:p>
          </table:table-cell>
          <table:table-cell table:style-name="ce13" table:formula="of:=SUM([.K14:.K26])/130" office:value-type="percentage" office:value="0.461538461538462">
            <text:p>46,2%</text:p>
          </table:table-cell>
          <table:table-cell table:style-name="ce15" table:formula="of:=SUM([.L14:.L26])/130" office:value-type="percentage" office:value="0.623076923076923">
            <text:p>62,31%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’équipe" table:style-name="ta1" table:print="false">
        <office:forms form:automatic-focus="false" form:apply-design-mode="false"/>
        <table:table-column table:style-name="co1" table:number-columns-repeated="29" table:default-cell-style-name="ce1"/>
        <table:table-row table:style-name="ro1">
          <table:table-cell>
            <draw:custom-shape table:end-cell-address="'l’équipe'.Z57" table:end-x="1.021cm" table:end-y="0.061cm" draw:z-index="0" draw:style-name="gr26" svg:width="57.474cm" svg:height="25.352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6.20873269435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E9" table:end-x="2.19cm" table:end-y="0.05cm" draw:z-index="2" draw:style-name="gr27" draw:text-style-name="P1" svg:width="9.026cm" svg:height="2.368cm" svg:x="2.196cm" svg:y="0.39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'l’équipe'.Q9" table:end-x="0.373cm" table:end-y="0.081cm" draw:z-index="1" draw:style-name="gr11" draw:text-style-name="P9" svg:width="20.293cm" svg:height="2.789cm" svg:x="0.404cm" svg:y="0.002cm">
              <text:p text:style-name="P1"><text:span text:style-name="T12">Formation de l’équi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9"/>
          <table:table-cell>
            <draw:custom-shape table:end-cell-address="'l’équipe'.N15" table:end-x="1.795cm" table:end-y="0.031cm" draw:z-index="3" draw:style-name="gr28" draw:text-style-name="P13" svg:width="10.023cm" svg:height="2.349cm" svg:x="0.804cm" svg:y="0.391cm">
              <text:p text:style-name="P1"><text:span text:style-name="T19">Membre</text:span></text:p>
              <text:p text:style-name="P1"><text:span text:style-name="T19">Aurélien GOAOC</text:span><text:span text:style-name="T20"> 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6"/>
          <table:table-cell>
            <draw:custom-shape table:end-cell-address="'l’équipe'.V40" table:end-x="1.02cm" table:end-y="0.149cm" draw:z-index="12" draw:style-name="gr29" draw:text-style-name="P15" svg:width="11.012cm" svg:height="13.729cm" svg:x="1.298cm" svg:y="0.42cm">
              <text:p text:style-name="P14"><text:span text:style-name="T21">Développement Web Front-End</text:span></text:p>
              <text:p text:style-name="P14"><text:span text:style-name="T21"/></text:p>
              <text:p text:style-name="P14"><text:span text:style-name="T21">- HTML</text:span></text:p>
              <text:p text:style-name="P14"><text:span text:style-name="T21"/></text:p>
              <text:p text:style-name="P14"><text:span text:style-name="T21">-CSS</text:span></text:p>
              <text:p text:style-name="P14"><text:span text:style-name="T21"/></text:p>
              <text:p text:style-name="P14"><text:span text:style-name="T21">-JavaScript</text:span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12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0"/>
          <table:table-cell>
            <draw:custom-shape table:end-cell-address="'l’équipe'.Z48" table:end-x="0.711cm" table:end-y="0.154cm" draw:z-index="13" draw:style-name="gr30" draw:text-style-name="P15" svg:width="11.012cm" svg:height="13.729cm" svg:x="0.99cm" svg:y="0.425cm">
              <text:p text:style-name="P14"><text:span text:style-name="T21">Développement Web Back-End</text:span></text:p>
              <text:p text:style-name="P14"><text:span text:style-name="T21"/></text:p>
              <text:p text:style-name="P14"><text:span text:style-name="T21">- Python</text:span></text:p>
              <text:p text:style-name="P14"><text:span text:style-name="T21"/></text:p>
              <text:p text:style-name="P14"><text:span text:style-name="T21">-MySQL</text:span></text:p>
              <text:p text:style-name="P14"><text:span text:style-name="T21"/></text:p>
              <text:p text:style-name="P14"><text:span text:style-name="T21">-Api</text:span></text:p>
              <text:p text:style-name="P14"><text:span text:style-name="T21"/></text:p>
              <text:p text:style-name="P14"><text:span text:style-name="T21"/></text:p>
              <text:p text:style-name="P14"><text:span text:style-name="T21"/></text:p>
              <text:p text:style-name="P14"><text:span text:style-name="T21"/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>
            <draw:custom-shape table:end-cell-address="'l’équipe'.I25" table:end-x="0.247cm" table:end-y="0.392cm" draw:z-index="4" draw:style-name="gr31" draw:text-style-name="P16" svg:width="16.054cm" svg:height="2.739cm" svg:x="0cm" svg:y="0.363cm">
              <text:p text:style-name="P1"><text:span text:style-name="T22">Gestion du temps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6"/>
          <table:table-cell>
            <draw:custom-shape table:end-cell-address="'l’équipe'.Q27" table:end-x="1.67cm" table:end-y="0.451cm" draw:z-index="8" draw:style-name="gr32" draw:text-style-name="P17" svg:width="19.302cm" svg:height="3.703cm" svg:x="0.433cm" svg:y="0.361cm">
              <text:p text:style-name="P1"><text:span text:style-name="T23">Utilisation d’un planning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Q36" table:end-x="0.711cm" table:end-y="0.453cm" draw:z-index="9" draw:style-name="gr33" draw:text-style-name="P17" svg:width="19.364cm" svg:height="4.095cm" svg:x="1.671cm" svg:y="0.422cm">
              <text:p text:style-name="P1"><text:span text:style-name="T23">Utilisation de Github</text:span></text:p>
              <text:p text:style-name="P1"><text:span text:style-name="T23">Commit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H35" table:end-x="1.64cm" table:end-y="0.181cm" draw:z-index="5" draw:style-name="gr31" draw:text-style-name="P16" svg:width="15.312cm" svg:height="2.739cm" svg:x="2.134cm" svg:y="0.152cm">
              <text:p text:style-name="P1"><text:span text:style-name="T22">Documentation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P46" table:end-x="1.826cm" table:end-y="0.181cm" draw:z-index="10" draw:style-name="gr34" draw:text-style-name="P18" svg:width="19.396cm" svg:height="4.246cm" svg:x="0.495cm" svg:y="0cm">
              <text:p text:style-name="P1"><text:span text:style-name="T24">Utilisation de Github</text:span></text:p>
              <text:p text:style-name="P1"><text:span text:style-name="T24">Badge dans README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>
            <draw:custom-shape table:end-cell-address="'l’équipe'.H44" table:end-x="0.496cm" table:end-y="0.302cm" draw:z-index="6" draw:style-name="gr31" draw:text-style-name="P16" svg:width="14.261cm" svg:height="2.739cm" svg:x="2.041cm" svg:y="0.272cm">
              <text:p text:style-name="P1"><text:span text:style-name="T22">Suivi de version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6"/>
          <table:table-cell>
            <draw:custom-shape table:end-cell-address="'l’équipe'.P54" table:end-x="0.743cm" table:end-y="0.422cm" draw:z-index="11" draw:style-name="gr35" draw:text-style-name="P18" svg:width="19.24cm" svg:height="3.884cm" svg:x="1.826cm" svg:y="0.151cm">
              <text:p text:style-name="P1"><text:span text:style-name="T24">VsCode , Github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G54" table:end-x="1.609cm" table:end-y="0.271cm" draw:z-index="7" draw:style-name="gr31" draw:text-style-name="P16" svg:width="13.208cm" svg:height="2.739cm" svg:x="1.949cm" svg:y="0.242cm">
              <text:p text:style-name="P1"><text:span text:style-name="T22">Outils de productivité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1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location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location.Q9" table:end-x="0.465cm" table:end-y="0.081cm" draw:z-index="0" draw:style-name="gr11" draw:text-style-name="P19" svg:width="20.293cm" svg:height="2.789cm" svg:x="0.496cm" svg:y="0.002cm">
              <text:p text:style-name="P10"><text:span text:style-name="T25">Car rental via partner garag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location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X22" table:end-x="0.466cm" table:end-y="0.09cm" draw:z-index="1" draw:style-name="gr36" draw:text-style-name="P21" svg:width="48.287cm" svg:height="5.117cm" svg:x="1.857cm" svg:y="0.393cm">
              <text:p text:style-name="P1"><text:span text:style-name="T27"><text:s/></text:span><text:span text:style-name="T27">The goal of this project is to design an intuitive web platform that connects users looking for vehicles to rent with local garages that have a fleet of available vehicle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location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27" table:end-x="2.197cm" table:end-y="0.241cm" draw:z-index="10" draw:style-name="gr37" draw:text-style-name="P22" svg:width="6.125cm" svg:height="2.168cm" svg:x="0.588cm" svg:y="0.331cm">
              <text:p text:style-name="P1"><text:span text:style-name="T28">Creation and management of accou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I27" table:end-x="0.991cm" table:end-y="0.179cm" draw:z-index="11" draw:style-name="gr37" draw:text-style-name="P22" svg:width="6.125cm" svg:height="2.168cm" svg:x="1.641cm" svg:y="0.269cm">
              <text:p text:style-name="P1"><text:span text:style-name="T28">Displaying an interactive ma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L27" table:end-x="1.579cm" table:end-y="0.15cm" draw:z-index="12" draw:style-name="gr37" draw:text-style-name="P22" svg:width="6.125cm" svg:height="2.168cm" svg:x="2.228cm" svg:y="0.24cm">
              <text:p text:style-name="P1"><text:span text:style-name="T28">Real-time availability consul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P27" table:end-x="0.374cm" table:end-y="0.121cm" draw:z-index="13" draw:style-name="gr37" draw:text-style-name="P22" svg:width="6.125cm" svg:height="2.168cm" svg:x="1.023cm" svg:y="0.211cm">
              <text:p text:style-name="P1"><text:span text:style-name="T28">Rating/Review Syst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S27" table:end-x="1.548cm" table:end-y="0.15cm" draw:z-index="14" draw:style-name="gr37" draw:text-style-name="P22" svg:width="6.125cm" svg:height="2.168cm" svg:x="2.198cm" svg:y="0.24cm">
              <text:p text:style-name="P1"><text:span text:style-name="T28">Detailed vehicle technical data shee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W27" table:end-x="1.084cm" table:end-y="0.151cm" draw:z-index="15" draw:style-name="gr37" draw:text-style-name="P22" svg:width="6.125cm" svg:height="2.168cm" svg:x="1.733cm" svg:y="0.241cm">
              <text:p text:style-name="P1"><text:span text:style-name="T28">Online boo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ustomers</text:span></text:p>
              <text:p text:style-name="P1"><text:span text:style-name="T29">(dashboard)</text:span></text:p>
              <text:p text:style-name="P1"><text:span text:style-name="T29"/></text:p>
              <text:p text:style-name="P1"><text:span text:style-name="T29">- Professional</text:span></text:p>
              <text:p text:style-name="P1"><text:span text:style-name="T29">(dashboard for managing vehicles)</text:span></text:p>
              <text:p text:style-name="P1"><text:span text:style-name="T29"/></text:p>
              <text:p text:style-name="P1"><text:span text:style-name="T29">- Administrato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28"/></text:p>
              <text:p text:style-name="P1"><text:span text:style-name="T30">Advanced filtering on the map</text:span></text:p>
              <text:p text:style-name="P1"><text:span text:style-name="T30">(Visibility of partner garages) 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L49" table:end-x="1.671cm" table:end-y="0.122cm" draw:z-index="6" draw:style-name="gr40" draw:text-style-name="P23" svg:width="6.156cm" svg:height="9.755cm" svg:x="0.031cm" svg:y="0.303cm">
              <text:p text:style-name="P1"><text:span text:style-name="T30">Interactive calendar</text:span></text:p>
              <text:p text:style-name="P1"><text:span text:style-name="T28"/></text:p>
              <text:p text:style-name="P1"><text:span text:style-name="T28"/></text:p>
              <text:p text:style-name="P1"><text:span text:style-name="T30">Photo gallery for each vehicle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P49" table:end-x="0.373cm" table:end-y="0.152cm" draw:z-index="7" draw:style-name="gr39" draw:text-style-name="P23" svg:width="6.156cm" svg:height="9.755cm" svg:x="0.991cm" svg:y="0.333cm">
              <text:p text:style-name="P1"><text:span text:style-name="T30">Booking history for customers and mechanics.</text:span></text:p>
              <text:p text:style-name="P1"><text:span text:style-name="T28"/></text:p>
              <text:p text:style-name="P1"><text:span text:style-name="T30">Customer review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S49" table:end-x="1.516cm" table:end-y="0.121cm" draw:z-index="8" draw:style-name="gr41" draw:text-style-name="P24" svg:width="6.156cm" svg:height="9.755cm" svg:x="2.135cm" svg:y="0.302cm">
              <text:p text:style-name="P1"><text:span text:style-name="T30">engine, options, fuel, km.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W49" table:end-x="1.114cm" table:end-y="0.121cm" draw:z-index="9" draw:style-name="gr42" draw:text-style-name="P24" svg:width="6.156cm" svg:height="9.755cm" svg:x="1.732cm" svg:y="0.302cm">
              <text:p text:style-name="P1"><text:span text:style-name="T30">Let's see how I proceed.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location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location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location.Q63" table:end-x="1.301cm" table:end-y="0.352cm" draw:z-index="18" draw:style-name="gr11" draw:text-style-name="P25" svg:width="20.293cm" svg:height="2.789cm" svg:x="1.332cm" svg:y="0.272cm">
              <text:p text:style-name="P10"><text:span text:style-name="T25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location.G79" table:end-x="2.197cm" table:end-y="0.212cm" draw:z-index="19" draw:style-name="gr45" draw:text-style-name="P26" svg:width="12.28cm" svg:height="4.125cm" svg:x="1.207cm" svg:y="0.151cm">
              <text:p text:style-name="P1"><text:span text:style-name="T31">Commission on each rental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location.P79" table:end-x="0.402cm" table:end-y="0.273cm" draw:z-index="20" draw:style-name="gr45" draw:text-style-name="P26" svg:width="12.28cm" svg:height="4.125cm" svg:x="1.67cm" svg:y="0.212cm">
              <text:p text:style-name="P1"><text:span text:style-name="T31">Subscription for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location.Y79" table:end-x="0.401cm" table:end-y="0.334cm" draw:z-index="21" draw:style-name="gr45" draw:text-style-name="P26" svg:width="12.28cm" svg:height="4.125cm" svg:x="1.67cm" svg:y="0.273cm">
              <text:p text:style-name="P1"><text:span text:style-name="T31">Fre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location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location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location.Y132" table:end-x="0.959cm" table:end-y="0.242cm" draw:z-index="28" draw:style-name="gr46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location.G131" table:end-x="2.105cm" table:end-y="0.452cm" draw:z-index="22" draw:style-name="gr47" draw:text-style-name="P1" svg:width="12.404cm" svg:height="22.943cm" svg:x="0.991cm" svg:y="0.09cm">
              <text:p text:style-name="P1"><text:span text:style-name="T32">Commission of 10 to 20% charged on each booking made through the platform.</text:span></text:p>
              <text:p text:style-name="P1"><text:span text:style-name="T33"/></text:p>
              <text:p text:style-name="P1"><text:span text:style-name="T33">Example:</text:span></text:p>
              <text:p text:style-name="P1"><text:span text:style-name="T34"/></text:p>
              <text:p text:style-name="P1"><text:span text:style-name="T34">Average daily rental price: €45</text:span></text:p>
              <text:p text:style-name="P1"><text:span text:style-name="T34"/></text:p>
              <text:p text:style-name="P1"><text:span text:style-name="T34">Average rental length: 3 days</text:span></text:p>
              <text:p text:style-name="P1"><text:span text:style-name="T34"/></text:p>
              <text:p text:style-name="P1"><text:span text:style-name="T34">Total rental cost: €135</text:span></text:p>
              <text:p text:style-name="P1"><text:span text:style-name="T34"/></text:p>
              <text:p text:style-name="P1"><text:span text:style-name="T34">15% commission: €20.25 paid to the website</text:span></text:p>
              <text:p text:style-name="P1"><text:span text:style-name="T34"/></text:p>
              <text:p text:style-name="P1"><text:span text:style-name="T35">Monthly estimate:</text:span></text:p>
              <text:p text:style-name="P1"><text:span text:style-name="T34"/></text:p>
              <text:p text:style-name="P1"><text:span text:style-name="T34">20 active partner garages</text:span></text:p>
              <text:p text:style-name="P1"><text:span text:style-name="T34"/></text:p>
              <text:p text:style-name="P1"><text:span text:style-name="T34">Average of 8 reservations/month/garage</text:span></text:p>
              <text:p text:style-name="P1"><text:span text:style-name="T34"/></text:p>
              <text:p text:style-name="P1"><text:span text:style-name="T34">Total: 160 reservations/month</text:span></text:p>
              <text:p text:style-name="P1"><text:span text:style-name="T32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34">160 x 135 € x 15 % = 3 240 €</text:span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location.P131" table:end-x="0.588cm" table:end-y="0.452cm" draw:z-index="23" draw:style-name="gr47" draw:text-style-name="P1" svg:width="12.404cm" svg:height="22.973cm" svg:x="1.732cm" svg:y="0.06cm">
              <text:p text:style-name="P1"><text:span text:style-name="T37">Garages pay to access the platform, be highlighted in the results and use the management tools.</text:span></text:p>
              <text:p text:style-name="P1"><text:span text:style-name="T33"/></text:p>
              <text:p text:style-name="P1"><text:span text:style-name="T32">Proposed pricing:</text:span></text:p>
              <text:p text:style-name="P1"><text:span text:style-name="T32"/></text:p>
              <text:p text:style-name="P1"><text:span text:style-name="T38">- Free for the first 3 months</text:span></text:p>
              <text:p text:style-name="P1"><text:span text:style-name="T32"/></text:p>
              <text:p text:style-name="P1"><text:span text:style-name="T39">Afterwards :</text:span></text:p>
              <text:p text:style-name="P1"><text:span text:style-name="T39"/></text:p>
              <text:p text:style-name="P1"><text:span text:style-name="T40"><text:s text:c="4"/>€</text:span><text:span text:style-name="T40">29/month for the basic subscription (dashboard access, basic visibility)</text:span></text:p>
              <text:p text:style-name="P1"><text:span text:style-name="T40"/></text:p>
              <text:p text:style-name="P1"><text:span text:style-name="T40">€</text:span><text:span text:style-name="T40">49/month for a premium subscription (statistics, visibility boost, badge)</text:span></text:p>
              <text:p text:style-name="P1"><text:span text:style-name="T39"/></text:p>
              <text:p text:style-name="P1"><text:span text:style-name="T41">Monthly estimate:</text:span></text:p>
              <text:p text:style-name="P1"><text:span text:style-name="T41"/></text:p>
              <text:p text:style-name="P1"><text:span text:style-name="T42">15 garages with a basic subscription = 15 × 29 = €435</text:span></text:p>
              <text:p text:style-name="P1"><text:span text:style-name="T42"/></text:p>
              <text:p text:style-name="P1"><text:span text:style-name="T42">5 garages with a premium subscription = 5 × 49 = €245</text:span></text:p>
              <text:p text:style-name="P1"><text:span text:style-name="T42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43">Estimated monthly income: €680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location.Y131" table:end-x="0.34cm" table:end-y="0.422cm" draw:z-index="24" draw:style-name="gr47" draw:text-style-name="P27" svg:width="12.404cm" svg:height="22.853cm" svg:x="1.485cm" svg:y="0.15cm">
              <text:p text:style-name="P1"><text:span text:style-name="T44">Completely free site for customers and garages.</text:span></text:p>
              <text:p text:style-name="P1"><text:span text:style-name="T44"/></text:p>
              <text:p text:style-name="P1"><text:span text:style-name="T32">Advertising displayed on the site</text:span></text:p>
              <text:p text:style-name="P1"><text:span text:style-name="T34">(CPM: cost per thousand impressions)</text:span></text:p>
              <text:p text:style-name="P1"><text:span text:style-name="T34"/></text:p>
              <text:p text:style-name="P1"><text:span text:style-name="T34">Average CPM rate: €1 per 1,000 impressions</text:span></text:p>
              <text:p text:style-name="P1"><text:span text:style-name="T34"/></text:p>
              <text:p text:style-name="P1"><text:span text:style-name="T32">Advertising in partnership</text:span></text:p>
              <text:p text:style-name="P1"><text:span text:style-name="T45"/></text:p>
              <text:p text:style-name="P1"><text:span text:style-name="T34">10 garages choose to pay €100 per month to appear in top position on the map</text:span></text:p>
              <text:p text:style-name="P1"><text:span text:style-name="T34"/></text:p>
              <text:p text:style-name="P1"><text:span text:style-name="T32">Estimated income:</text:span></text:p>
              <text:p text:style-name="P1"><text:span text:style-name="T32"/></text:p>
              <text:p text:style-name="P1"><text:span text:style-name="T46">1,000€ per month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rketplace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rketplace.Q9" table:end-x="0.465cm" table:end-y="0.081cm" draw:z-index="0" draw:style-name="gr48" draw:text-style-name="P25" svg:width="20.293cm" svg:height="2.789cm" svg:x="0.496cm" svg:y="0.002cm">
              <text:p text:style-name="P10"><text:span text:style-name="T47">Marketplace pour producteurs locaux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rketplac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X22" table:end-x="0.466cm" table:end-y="0.09cm" draw:z-index="1" draw:style-name="gr36" draw:text-style-name="P21" svg:width="48.287cm" svg:height="5.117cm" svg:x="1.857cm" svg:y="0.393cm">
              <text:p text:style-name="P1"><text:span text:style-name="T27"><text:s/></text:span><text:span text:style-name="T27">Le projet visait à créer une plateforme web mettant en relation producteurs locaux et consommateurs, avec la possibilité de commander en ligne, localiser les producteurs, ou planifier des retrait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rketplac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27" table:end-x="2.197cm" table:end-y="0.241cm" draw:z-index="10" draw:style-name="gr37" draw:text-style-name="P22" svg:width="6.125cm" svg:height="2.168cm" svg:x="0.588cm" svg:y="0.331cm">
              <text:p text:style-name="P1"><text:span text:style-name="T28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I27" table:end-x="0.991cm" table:end-y="0.179cm" draw:z-index="11" draw:style-name="gr37" draw:text-style-name="P22" svg:width="6.125cm" svg:height="2.168cm" svg:x="1.641cm" svg:y="0.269cm">
              <text:p text:style-name="P1"><text:span text:style-name="T28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L27" table:end-x="1.579cm" table:end-y="0.15cm" draw:z-index="12" draw:style-name="gr37" draw:text-style-name="P22" svg:width="6.125cm" svg:height="2.168cm" svg:x="2.228cm" svg:y="0.24cm">
              <text:p text:style-name="P1"><text:span text:style-name="T28">Consultation des disponibilités en temps ré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P27" table:end-x="0.374cm" table:end-y="0.121cm" draw:z-index="13" draw:style-name="gr37" draw:text-style-name="P22" svg:width="6.125cm" svg:height="2.168cm" svg:x="1.023cm" svg:y="0.211cm">
              <text:p text:style-name="P1"><text:span text:style-name="T28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S27" table:end-x="1.548cm" table:end-y="0.15cm" draw:z-index="14" draw:style-name="gr37" draw:text-style-name="P22" svg:width="6.125cm" svg:height="2.168cm" svg:x="2.198cm" svg:y="0.24cm">
              <text:p text:style-name="P1"><text:span text:style-name="T28">Presentation de l'exploitation et de la vi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W27" table:end-x="1.084cm" table:end-y="0.151cm" draw:z-index="15" draw:style-name="gr37" draw:text-style-name="P22" svg:width="6.125cm" svg:height="2.168cm" svg:x="1.733cm" svg:y="0.241cm">
              <text:p text:style-name="P1"><text:span text:style-name="T28">Réservation en lig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lients</text:span></text:p>
              <text:p text:style-name="P1"><text:span text:style-name="T29">(tableau de bord )</text:span></text:p>
              <text:p text:style-name="P1"><text:span text:style-name="T29"/></text:p>
              <text:p text:style-name="P1"><text:span text:style-name="T29">- Professionnel</text:span></text:p>
              <text:p text:style-name="P1"><text:span text:style-name="T29">( tableau de bord pour gérer leurs stocks) </text:span></text:p>
              <text:p text:style-name="P1"><text:span text:style-name="T29"/></text:p>
              <text:p text:style-name="P1"><text:span text:style-name="T29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28"/></text:p>
              <text:p text:style-name="P1"><text:span text:style-name="T30">Filtrage avancé sur la carte</text:span></text:p>
              <text:p text:style-name="P1"><text:span text:style-name="T30">( Visibilité des producteurs partenaire) 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L49" table:end-x="1.671cm" table:end-y="0.122cm" draw:z-index="6" draw:style-name="gr40" draw:text-style-name="P23" svg:width="6.156cm" svg:height="9.755cm" svg:x="0.031cm" svg:y="0.303cm">
              <text:p text:style-name="P1"><text:span text:style-name="T30">Calendrier interactif pour prise de RDV </text:span></text:p>
              <text:p text:style-name="P1"><text:span text:style-name="T28"/></text:p>
              <text:p text:style-name="P1"><text:span text:style-name="T28"/></text:p>
              <text:p text:style-name="P1"><text:span text:style-name="T30">Galerie de photos des produits et ou de l'exploitation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P49" table:end-x="0.373cm" table:end-y="0.152cm" draw:z-index="7" draw:style-name="gr39" draw:text-style-name="P23" svg:width="6.156cm" svg:height="9.755cm" svg:x="0.991cm" svg:y="0.333cm">
              <text:p text:style-name="P1"><text:span text:style-name="T28"/></text:p>
              <text:p text:style-name="P1"><text:span text:style-name="T28"/></text:p>
              <text:p text:style-name="P1"><text:span text:style-name="T30">Historique des réservations des clients ( pour producteurs ) .</text:span></text:p>
              <text:p text:style-name="P1"><text:span text:style-name="T30"/></text:p>
              <text:p text:style-name="P1"><text:span text:style-name="T30">Avis client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S49" table:end-x="1.516cm" table:end-y="0.121cm" draw:z-index="8" draw:style-name="gr41" draw:text-style-name="P24" svg:width="6.156cm" svg:height="9.755cm" svg:x="2.135cm" svg:y="0.302cm">
              <text:p text:style-name="P1"><text:span text:style-name="T30">Hectar </text:span></text:p>
              <text:p text:style-name="P1"><text:span text:style-name="T30"/></text:p>
              <text:p text:style-name="P1"><text:span text:style-name="T30">Production habituel </text:span></text:p>
              <text:p text:style-name="P1"><text:span text:style-name="T30"/></text:p>
              <text:p text:style-name="P1"><text:span text:style-name="T30">Machine agricole à disposition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W49" table:end-x="1.114cm" table:end-y="0.121cm" draw:z-index="9" draw:style-name="gr39" draw:text-style-name="P24" svg:width="6.156cm" svg:height="9.755cm" svg:x="1.732cm" svg:y="0.302cm">
              <text:p text:style-name="P1"><text:span text:style-name="T30">A voir comment je procede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rketplac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rketplace.Z135" table:end-x="1.021cm" table:end-y="0.302cm" draw:z-index="25" draw:style-name="gr44" svg:width="57.474cm" svg:height="36.642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rketplace.Q63" table:end-x="1.301cm" table:end-y="0.352cm" draw:z-index="18" draw:style-name="gr48" draw:text-style-name="P25" svg:width="20.293cm" svg:height="2.789cm" svg:x="1.332cm" svg:y="0.272cm">
              <text:p text:style-name="P10"><text:span text:style-name="T25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Marketplace.G79" table:end-x="2.197cm" table:end-y="0.212cm" draw:z-index="19" draw:style-name="gr45" draw:text-style-name="P28" svg:width="12.28cm" svg:height="4.125cm" svg:x="1.207cm" svg:y="0.151cm">
              <text:p text:style-name="P1"><text:span text:style-name="T31">Commission sur chaque vent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rketplace.P79" table:end-x="0.402cm" table:end-y="0.273cm" draw:z-index="20" draw:style-name="gr45" draw:text-style-name="P28" svg:width="12.28cm" svg:height="4.125cm" svg:x="1.67cm" svg:y="0.212cm">
              <text:p text:style-name="P1"><text:span text:style-name="T31">Abonnement pour les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rketplace.Y79" table:end-x="0.401cm" table:end-y="0.334cm" draw:z-index="21" draw:style-name="gr45" draw:text-style-name="P28" svg:width="12.28cm" svg:height="4.125cm" svg:x="1.67cm" svg:y="0.273cm">
              <text:p text:style-name="P1"><text:span text:style-name="T31">Gratuit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rketplac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rketplace.P133" table:end-x="0.961cm" table:end-y="0.242cm" draw:z-index="27" draw:style-name="gr46" svg:width="13.425cm" svg:height="24.207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rketplace.Y133" table:end-x="0.959cm" table:end-y="0.03cm" draw:z-index="28" draw:style-name="gr46" svg:width="13.425cm" svg:height="23.84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rketplace.G131" table:end-x="2.105cm" table:end-y="0.452cm" draw:z-index="22" draw:style-name="gr47" draw:text-style-name="P1" svg:width="12.404cm" svg:height="22.943cm" svg:x="0.991cm" svg:y="0.09cm">
              <text:p text:style-name="P1"><text:span text:style-name="T44">Commission de 10 à 20 % prélevée sur chaque panier effectuée via la plateforme.</text:span></text:p>
              <text:p text:style-name="P1"><text:span text:style-name="T34"/></text:p>
              <text:p text:style-name="P1"><text:span text:style-name="T32">Estimation mensuelle :</text:span></text:p>
              <text:p text:style-name="P1"><text:span text:style-name="T34"/></text:p>
              <text:p text:style-name="P1"><text:span text:style-name="T34">Prix moyen par panier : 30 € </text:span></text:p>
              <text:p text:style-name="P1"><text:span text:style-name="T34"/></text:p>
              <text:p text:style-name="P1"><text:span text:style-name="T34">Commission de la plateforme : 10 % ( 3€ par commande )</text:span></text:p>
              <text:p text:style-name="P1"><text:span text:style-name="T34"/></text:p>
              <text:p text:style-name="P1"><text:span text:style-name="T34">Nombre de producteurs : 30 producteurs</text:span></text:p>
              <text:p text:style-name="P1"><text:span text:style-name="T34"/></text:p>
              <text:p text:style-name="P1"><text:span text:style-name="T34">Nombre moyen de commandes par mois par producteur : 20 commandes</text:span></text:p>
              <text:p text:style-name="P1"><text:span text:style-name="T34"/></text:p>
              <text:p text:style-name="P1"><text:span text:style-name="T43">30 producteurs x 20 commandes = 600 commandes/mois</text:span></text:p>
              <text:p text:style-name="P1"><text:span text:style-name="T34"/></text:p>
              <text:p text:style-name="P1"><text:span text:style-name="T32">Revenus mensuels estimés :</text:span></text:p>
              <text:p text:style-name="P1"><text:span text:style-name="T32"/></text:p>
              <text:p text:style-name="P1"><text:span text:style-name="T43">600 commandes × 3€ de commission = 1800€</text:span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rketplace.P131" table:end-x="0.588cm" table:end-y="0.452cm" draw:z-index="23" draw:style-name="gr49" draw:text-style-name="P1" svg:width="12.404cm" svg:height="22.973cm" svg:x="1.732cm" svg:y="0.06cm">
              <text:p text:style-name="P1"><text:span text:style-name="T37">Les producteurs paient pour accéder à la plateforme, mise en avant dans les résultats et utiliser les outils de gestion.</text:span></text:p>
              <text:p text:style-name="P1"><text:span text:style-name="T33"/></text:p>
              <text:p text:style-name="P1"><text:span text:style-name="T32">Tarification proposée :</text:span></text:p>
              <text:p text:style-name="P1"><text:span text:style-name="T32"/></text:p>
              <text:p text:style-name="P1"><text:span text:style-name="T38">- Gratuit pour les 3 premiers mois</text:span><text:span text:style-name="T49"> </text:span></text:p>
              <text:p text:style-name="P1"><text:span text:style-name="T32"/></text:p>
              <text:p text:style-name="P1"><text:span text:style-name="T39">Ensuite :</text:span></text:p>
              <text:p text:style-name="P1"><text:span text:style-name="T39"/></text:p>
              <text:p text:style-name="P1"><text:span text:style-name="T40"><text:s text:c="4"/></text:span><text:span text:style-name="T40">20 €/mois pour l’abonnement de base (accès au tableau de bord, visibilité simple)</text:span></text:p>
              <text:p text:style-name="P1"><text:span text:style-name="T40"/></text:p>
              <text:p text:style-name="P1"><text:span text:style-name="T40"><text:s text:c="4"/></text:span><text:span text:style-name="T40">49 €/mois pour un abonnement premium (statistiques, boost de visibilité, badge )</text:span></text:p>
              <text:p text:style-name="P1"><text:span text:style-name="T39"/></text:p>
              <text:p text:style-name="P1"><text:span text:style-name="T41">Estimation mensuelle ( 30 producteurs) :</text:span></text:p>
              <text:p text:style-name="P1"><text:span text:style-name="T41"/></text:p>
              <text:p text:style-name="P1"><text:span text:style-name="T42">24 producteurs sur abonnement de base = 24 × 20 = 480 €</text:span></text:p>
              <text:p text:style-name="P1"><text:span text:style-name="T42"/></text:p>
              <text:p text:style-name="P1"><text:span text:style-name="T42">6 producteurs sur abonnement de premium <text:s/>= 6 × 49 = 294 €</text:span></text:p>
              <text:p text:style-name="P1"><text:span text:style-name="T42"/></text:p>
              <text:p text:style-name="P1"><text:span text:style-name="T32">Revenus mensuels estimés :</text:span></text:p>
              <text:p text:style-name="P1"><text:span text:style-name="T32"/></text:p>
              <text:p text:style-name="P1"><text:span text:style-name="T43">294€ + 480€ = 774€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rketplace.Y131" table:end-x="0.34cm" table:end-y="0.422cm" draw:z-index="24" draw:style-name="gr47" draw:text-style-name="P27" svg:width="12.404cm" svg:height="22.853cm" svg:x="1.485cm" svg:y="0.15cm">
              <text:p text:style-name="P1"><text:span text:style-name="T44">Site entierement gratuit pour les clients et les producteurs .</text:span></text:p>
              <text:p text:style-name="P1"><text:span text:style-name="T44"/></text:p>
              <text:p text:style-name="P1"><text:span text:style-name="T32">Publicité affichée sur le site</text:span></text:p>
              <text:p text:style-name="P1"><text:span text:style-name="T34">(CPM : coût par mille impressions)</text:span></text:p>
              <text:p text:style-name="P1"><text:span text:style-name="T34"/></text:p>
              <text:p text:style-name="P1"><text:span text:style-name="T34">Taux moyen de CPM : 1 € pour 1000 impressions</text:span></text:p>
              <text:p text:style-name="P1"><text:span text:style-name="T34"/></text:p>
              <text:p text:style-name="P1"><text:span text:style-name="T32">Publicité en partenariat </text:span></text:p>
              <text:p text:style-name="P1"><text:span text:style-name="T45"/></text:p>
              <text:p text:style-name="P1"><text:span text:style-name="T34">10 producteur choisissent de payer 100 € par mois pour apparaître en top position sur la carte </text:span></text:p>
              <text:p text:style-name="P1"><text:span text:style-name="T34"/></text:p>
              <text:p text:style-name="P1"><text:span text:style-name="T32">Revenus estimés :</text:span></text:p>
              <text:p text:style-name="P1"><text:span text:style-name="T32"/></text:p>
              <text:p text:style-name="P1"><text:span text:style-name="T46">1 000 € par mois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2">
          <table:table-cell table:number-columns-repeated="28"/>
        </table:table-row>
        <table:table-row table:style-name="ro1" table:number-rows-repeated="3">
          <table:table-cell table:number-columns-repeated="26"/>
          <table:table-cell table:style-name="Default" table:number-columns-repeated="2"/>
        </table:table-row>
        <table:table-row table:style-name="ro1">
          <table:table-cell table:number-columns-repeated="26"/>
          <table:table-cell table:style-name="Default" table:number-columns-repeated="2"/>
        </table:table-row>
      </table:table>
      <table:table table:name="informatique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informatique.Q9" table:end-x="0.465cm" table:end-y="0.081cm" draw:z-index="0" draw:style-name="gr50" draw:text-style-name="P29" svg:width="20.293cm" svg:height="2.789cm" svg:x="0.496cm" svg:y="0.002cm">
              <text:p text:style-name="P1"><text:span text:style-name="T50">Magasin informatiq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informatiqu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X22" table:end-x="0.466cm" table:end-y="0.09cm" draw:z-index="1" draw:style-name="gr51" draw:text-style-name="P21" svg:width="48.287cm" svg:height="5.117cm" svg:x="1.857cm" svg:y="0.393cm">
              <text:p text:style-name="P1"><text:span text:style-name="T27"><text:s/></text:span><text:span text:style-name="T27">Site vitrine pour un magasin informatique 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informatiqu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27" table:end-x="2.197cm" table:end-y="0.241cm" draw:z-index="10" draw:style-name="gr37" draw:text-style-name="P22" svg:width="6.125cm" svg:height="2.168cm" svg:x="0.588cm" svg:y="0.331cm">
              <text:p text:style-name="P1"><text:span text:style-name="T28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I27" table:end-x="0.991cm" table:end-y="0.179cm" draw:z-index="11" draw:style-name="gr37" draw:text-style-name="P22" svg:width="6.125cm" svg:height="2.168cm" svg:x="1.641cm" svg:y="0.269cm">
              <text:p text:style-name="P1"><text:span text:style-name="T28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L27" table:end-x="1.579cm" table:end-y="0.15cm" draw:z-index="12" draw:style-name="gr37" draw:text-style-name="P22" svg:width="6.125cm" svg:height="2.168cm" svg:x="2.228cm" svg:y="0.24cm">
              <text:p text:style-name="P1"><text:span text:style-name="T28">Consultation des disponibilités en temps rée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P27" table:end-x="0.374cm" table:end-y="0.121cm" draw:z-index="13" draw:style-name="gr37" draw:text-style-name="P22" svg:width="6.125cm" svg:height="2.168cm" svg:x="1.023cm" svg:y="0.211cm">
              <text:p text:style-name="P1"><text:span text:style-name="T28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S27" table:end-x="1.548cm" table:end-y="0.15cm" draw:z-index="14" draw:style-name="gr37" draw:text-style-name="P22" svg:width="6.125cm" svg:height="2.168cm" svg:x="2.198cm" svg:y="0.24cm">
              <text:p text:style-name="P1"><text:span text:style-name="T28">Presentation de la boutiq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W27" table:end-x="1.084cm" table:end-y="0.151cm" draw:z-index="15" draw:style-name="gr37" draw:text-style-name="P22" svg:width="6.125cm" svg:height="2.168cm" svg:x="1.733cm" svg:y="0.241cm">
              <text:p text:style-name="P1"><text:span text:style-name="T28">Réservation en lign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/></text:p>
              <text:p text:style-name="P1"><text:span text:style-name="T29"/></text:p>
              <text:p text:style-name="P1"><text:span text:style-name="T29">- Professionnel</text:span></text:p>
              <text:p text:style-name="P1"><text:span text:style-name="T29">( tableau de bord pour gérer leurs stocks) </text:span></text:p>
              <text:p text:style-name="P1"><text:span text:style-name="T29"/></text:p>
              <text:p text:style-name="P1"><text:span text:style-name="T29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30">Emplacement du magasin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L49" table:end-x="1.671cm" table:end-y="0.122cm" draw:z-index="6" draw:style-name="gr52" draw:text-style-name="P23" svg:width="6.156cm" svg:height="9.755cm" svg:x="0.031cm" svg:y="0.303cm">
              <text:p text:style-name="P1"><text:span text:style-name="T30"><text:s/></text:span></text:p>
              <text:p text:style-name="P1"><text:span text:style-name="T28"/></text:p>
              <text:p text:style-name="P1"><text:span text:style-name="T28"/></text:p>
              <text:p text:style-name="P1"><text:span text:style-name="T30">Galerie de photos des produits et/ou du magasin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P49" table:end-x="0.373cm" table:end-y="0.152cm" draw:z-index="7" draw:style-name="gr53" draw:text-style-name="P23" svg:width="6.156cm" svg:height="9.755cm" svg:x="0.991cm" svg:y="0.333cm">
              <text:p text:style-name="P1"><text:span text:style-name="T28"/></text:p>
              <text:p text:style-name="P1"><text:span text:style-name="T28"/></text:p>
              <text:p text:style-name="P1"><text:span text:style-name="T30">Historique des achats (client) pour le professionnel .</text:span></text:p>
              <text:p text:style-name="P1"><text:span text:style-name="T30"/></text:p>
              <text:p text:style-name="P1"><text:span text:style-name="T30">Avis client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S49" table:end-x="1.516cm" table:end-y="0.121cm" draw:z-index="8" draw:style-name="gr41" draw:text-style-name="P24" svg:width="6.156cm" svg:height="9.755cm" svg:x="2.135cm" svg:y="0.302cm">
              <text:p text:style-name="P1"><text:span text:style-name="T30">Matériel disponible</text:span></text:p>
              <text:p text:style-name="P1"><text:span text:style-name="T30"/></text:p>
              <text:p text:style-name="P1"><text:span text:style-name="T30">Capacité à réparer ou améliorer les systemes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W49" table:end-x="1.114cm" table:end-y="0.121cm" draw:z-index="9" draw:style-name="gr39" draw:text-style-name="P24" svg:width="6.156cm" svg:height="9.755cm" svg:x="1.732cm" svg:y="0.302cm">
              <text:p text:style-name="P1"><text:span text:style-name="T30">A voir comment je procede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informatiqu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informatique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informatique.Q63" table:end-x="1.301cm" table:end-y="0.352cm" draw:z-index="18" draw:style-name="gr50" draw:text-style-name="P25" svg:width="20.293cm" svg:height="2.789cm" svg:x="1.332cm" svg:y="0.272cm">
              <text:p text:style-name="P10"><text:span text:style-name="T25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informatique.F70" table:end-x="0.897cm" table:end-y="0.181cm" draw:z-index="30" draw:style-name="gr54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informatique.F69" table:end-x="0.681cm" table:end-y="0.362cm" draw:z-index="31" draw:style-name="gr55" draw:text-style-name="P30" svg:width="4.578cm" svg:height="2.258cm" svg:x="0.619cm" svg:y="0.362cm">
              <text:p text:style-name="P1"><text:span text:style-name="T51">Obligatoir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informatique.G79" table:end-x="2.197cm" table:end-y="0.212cm" draw:z-index="19" draw:style-name="gr45" draw:text-style-name="P28" svg:width="12.28cm" svg:height="4.125cm" svg:x="1.207cm" svg:y="0.151cm">
              <text:p text:style-name="P1"><text:span text:style-name="T31">Pack site vitrine simpl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informatique.P79" table:end-x="0.402cm" table:end-y="0.273cm" draw:z-index="20" draw:style-name="gr45" draw:text-style-name="P28" svg:width="12.28cm" svg:height="4.125cm" svg:x="1.67cm" svg:y="0.212cm">
              <text:p text:style-name="P1"><text:span text:style-name="T31">Abonnement pack+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informatique.Y79" table:end-x="0.401cm" table:end-y="0.334cm" draw:z-index="21" draw:style-name="gr45" draw:text-style-name="P28" svg:width="12.28cm" svg:height="4.125cm" svg:x="1.67cm" svg:y="0.273cm">
              <text:p text:style-name="P1"><text:span text:style-name="T31">Abonnement serenité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informatiqu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informatique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informatique.Y132" table:end-x="0.959cm" table:end-y="0.242cm" draw:z-index="28" draw:style-name="gr46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informatique.G131" table:end-x="2.105cm" table:end-y="0.452cm" draw:z-index="22" draw:style-name="gr47" draw:text-style-name="P1" svg:width="12.404cm" svg:height="22.943cm" svg:x="0.991cm" svg:y="0.09cm">
              <text:p text:style-name="P1"><text:span text:style-name="T44">Création d'un site vitrine simple ( 4 pages )</text:span></text:p>
              <text:p text:style-name="P1"><text:span text:style-name="T34"/></text:p>
              <text:p text:style-name="P1"><text:span text:style-name="T32">Estimation :</text:span></text:p>
              <text:p text:style-name="P1"><text:span text:style-name="T43"/></text:p>
              <text:p text:style-name="P1"><text:span text:style-name="T34">500 </text:span><text:span text:style-name="T43">€</text:span></text:p>
              <text:p text:style-name="P1"><text:span text:style-name="T43"/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informatique.P131" table:end-x="0.588cm" table:end-y="0.452cm" draw:z-index="23" draw:style-name="gr47" draw:text-style-name="P1" svg:width="12.404cm" svg:height="22.973cm" svg:x="1.732cm" svg:y="0.06cm">
              <text:p text:style-name="P1"><text:span text:style-name="T37">Abonnement au pack + </text:span></text:p>
              <text:p text:style-name="P1"><text:span text:style-name="T33"/></text:p>
              <text:p text:style-name="P1"><text:span text:style-name="T52">+ Maintenance mensuelle</text:span></text:p>
              <text:p text:style-name="P1"><text:span text:style-name="T32"/></text:p>
              <text:p text:style-name="P1"><text:span text:style-name="T53">Suivant proposition client :</text:span></text:p>
              <text:p text:style-name="P1"><text:span text:style-name="T54">(bimestrielle) </text:span></text:p>
              <text:p text:style-name="P1"><text:span text:style-name="T54"/></text:p>
              <text:p text:style-name="P1"><text:span text:style-name="T55">+ Mise a jours des photos </text:span></text:p>
              <text:p text:style-name="P1"><text:span text:style-name="T55">+ Mise a jours des produits</text:span></text:p>
              <text:p text:style-name="P1"><text:span text:style-name="T32"/></text:p>
              <text:p text:style-name="P1"><text:span text:style-name="T52"><text:tab/></text:span><text:span text:style-name="T52">30 – 50 €/mois </text:span></text:p>
              <text:p text:style-name="P1"><text:span text:style-name="T39"/></text:p>
              <text:p text:style-name="P1"><text:span text:style-name="T41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informatique.Y131" table:end-x="0.34cm" table:end-y="0.422cm" draw:z-index="24" draw:style-name="gr47" draw:text-style-name="P27" svg:width="12.404cm" svg:height="22.853cm" svg:x="1.485cm" svg:y="0.15cm">
              <text:p text:style-name="P1"><text:span text:style-name="T37">Abonnement au pack serenité</text:span></text:p>
              <text:p text:style-name="P1"><text:span text:style-name="T37"/></text:p>
              <text:p text:style-name="P1"><text:span text:style-name="T55">+ Mise a jour mensuelle</text:span><text:span text:style-name="T56"> </text:span></text:p>
              <text:p text:style-name="P1"><text:span text:style-name="T55">+ Maintenance à la demande </text:span></text:p>
              <text:p text:style-name="P1"><text:span text:style-name="T55"/></text:p>
              <text:p text:style-name="P1"><text:span text:style-name="T55">+ Référencement local (Google Maps, annuaires) [Google My Business]</text:span></text:p>
              <text:p text:style-name="P1"><text:span text:style-name="T55"/></text:p>
              <text:p text:style-name="P1"><text:span text:style-name="T55">+ Gestion des avis Google / réponse aux commentaires</text:span></text:p>
              <text:p text:style-name="P1"><text:span text:style-name="T55"/></text:p>
              <text:p text:style-name="P1"><text:span text:style-name="T55">+ Rédaction fiches produits optimisées</text:span></text:p>
              <text:p text:style-name="P1"><text:span text:style-name="T57"/></text:p>
              <text:p text:style-name="P1"><text:span text:style-name="T52">Engagement de + 12 mois : 90 – 145 €/mois</text:span></text:p>
              <text:p text:style-name="P1"><text:span text:style-name="T52"/></text:p>
              <text:p text:style-name="P1"><text:span text:style-name="T52">Engagement de – 12 mois : 130 – 190 €/mois</text:span></text:p>
              <text:p text:style-name="P1"><text:span text:style-name="T52"/></text:p>
              <text:p text:style-name="P1"><text:span text:style-name="T52"/></text:p>
              <text:p text:style-name="P1"><text:span text:style-name="T58"><text:s/></text:span><text:span text:style-name="T58">Mise en place d'un systeme d'achat en ligne </text:span></text:p>
              <text:p text:style-name="P1"><text:span text:style-name="T58"/></text:p>
              <text:p text:style-name="P1"><text:span text:style-name="T59">Comm</text:span><text:span text:style-name="T60">ission sur vente : </text:span></text:p>
              <text:p text:style-name="P1"><text:span text:style-name="T61"/></text:p>
              <text:p text:style-name="P1"><text:span text:style-name="T52">Produits physiques : 5% à 12 %</text:span></text:p>
              <text:p text:style-name="P1"><text:span text:style-name="T52"/></text:p>
              <text:p text:style-name="P1"><text:span text:style-name="T52">Prestations / services numériques : 10 à 20 %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irie" table:style-name="ta1" table:print="false"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irie.Q9" table:end-x="0.465cm" table:end-y="0.081cm" draw:z-index="0" draw:style-name="gr56" draw:text-style-name="P31" svg:width="20.293cm" svg:height="2.789cm" svg:x="0.496cm" svg:y="0.002cm">
              <text:p text:style-name="P10"><text:span text:style-name="T62">Mairi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iri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Etudes des idées possible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X22" table:end-x="0.466cm" table:end-y="0.09cm" draw:z-index="1" draw:style-name="gr51" draw:text-style-name="P21" svg:width="48.287cm" svg:height="5.117cm" svg:x="1.857cm" svg:y="0.393cm">
              <text:p text:style-name="P1"><text:span text:style-name="T27"><text:s/></text:span><text:span text:style-name="T27">Site pour une mairie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iri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27" table:end-x="2.197cm" table:end-y="0.241cm" draw:z-index="10" draw:style-name="gr37" draw:text-style-name="P22" svg:width="6.125cm" svg:height="2.168cm" svg:x="0.588cm" svg:y="0.331cm">
              <text:p text:style-name="P1"><text:span text:style-name="T28">Création et gestion de compt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I27" table:end-x="0.991cm" table:end-y="0.179cm" draw:z-index="11" draw:style-name="gr37" draw:text-style-name="P22" svg:width="6.125cm" svg:height="2.168cm" svg:x="1.641cm" svg:y="0.269cm">
              <text:p text:style-name="P1"><text:span text:style-name="T28">Affichage d’une carte intera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L27" table:end-x="1.579cm" table:end-y="0.15cm" draw:z-index="12" draw:style-name="gr37" draw:text-style-name="P22" svg:width="6.125cm" svg:height="2.168cm" svg:x="2.228cm" svg:y="0.24cm">
              <text:p text:style-name="P1"><text:span text:style-name="T28">Consultation de la vill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P27" table:end-x="0.374cm" table:end-y="0.121cm" draw:z-index="13" draw:style-name="gr37" draw:text-style-name="P22" svg:width="6.125cm" svg:height="2.168cm" svg:x="1.023cm" svg:y="0.211cm">
              <text:p text:style-name="P1"><text:span text:style-name="T28">Système de notation/av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S27" table:end-x="1.548cm" table:end-y="0.15cm" draw:z-index="14" draw:style-name="gr37" draw:text-style-name="P22" svg:width="6.125cm" svg:height="2.168cm" svg:x="2.198cm" svg:y="0.24cm">
              <text:p text:style-name="P1"><text:span text:style-name="T28">Forum de discuss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W27" table:end-x="1.084cm" table:end-y="0.151cm" draw:z-index="15" draw:style-name="gr37" draw:text-style-name="P22" svg:width="6.125cm" svg:height="2.168cm" svg:x="1.733cm" svg:y="0.241cm">
              <text:p text:style-name="P1"><text:span text:style-name="T28">Signalements citoyen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itoyens </text:span></text:p>
              <text:p text:style-name="P1"><text:span text:style-name="T29"/></text:p>
              <text:p text:style-name="P1"><text:span text:style-name="T29">- Mairie</text:span></text:p>
              <text:p text:style-name="P1"><text:span text:style-name="T29">( tableau de bord pour gérer les évenements) </text:span></text:p>
              <text:p text:style-name="P1"><text:span text:style-name="T29"/></text:p>
              <text:p text:style-name="P1"><text:span text:style-name="T29">- Administrateu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I49" table:end-x="0.958cm" table:end-y="0.158cm" draw:z-index="5" draw:style-name="gr57" draw:text-style-name="P22" svg:width="6.156cm" svg:height="9.755cm" svg:x="1.577cm" svg:y="0.339cm">
              <text:p text:style-name="P1"><text:span text:style-name="T28"/></text:p>
              <text:p text:style-name="P1"><text:span text:style-name="T30">Emplacement de la mairie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L49" table:end-x="1.671cm" table:end-y="0.122cm" draw:z-index="6" draw:style-name="gr40" draw:text-style-name="P23" svg:width="6.156cm" svg:height="9.755cm" svg:x="0.031cm" svg:y="0.303cm">
              <text:p text:style-name="P1"><text:span text:style-name="T30"><text:s/></text:span></text:p>
              <text:p text:style-name="P1"><text:span text:style-name="T30">- Histoire de la ville </text:span></text:p>
              <text:p text:style-name="P1"><text:span text:style-name="T28"/></text:p>
              <text:p text:style-name="P1"><text:span text:style-name="T30">- Galerie de photos des infrastructures</text:span></text:p>
              <text:p text:style-name="P1"><text:span text:style-name="T30"/></text:p>
              <text:p text:style-name="P1"><text:span text:style-name="T30">- Evenements à venir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P49" table:end-x="0.373cm" table:end-y="0.152cm" draw:z-index="7" draw:style-name="gr57" draw:text-style-name="P23" svg:width="6.156cm" svg:height="9.755cm" svg:x="0.991cm" svg:y="0.333cm">
              <text:p text:style-name="P1"><text:span text:style-name="T28"/></text:p>
              <text:p text:style-name="P1"><text:span text:style-name="T30"/></text:p>
              <text:p text:style-name="P1"><text:span text:style-name="T30"/></text:p>
              <text:p text:style-name="P1"><text:span text:style-name="T30">Avis habitants et passants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S49" table:end-x="1.516cm" table:end-y="0.121cm" draw:z-index="8" draw:style-name="gr41" draw:text-style-name="P24" svg:width="6.156cm" svg:height="9.755cm" svg:x="2.135cm" svg:y="0.302cm">
              <text:p text:style-name="P1"><text:span text:style-name="T30">- Suggestions</text:span></text:p>
              <text:p text:style-name="P1"><text:span text:style-name="T30"/></text:p>
              <text:p text:style-name="P1"><text:span text:style-name="T30">- Questions </text:span></text:p>
              <text:p text:style-name="P1"><text:span text:style-name="T30"/></text:p>
              <text:p text:style-name="P1"><text:span text:style-name="T30">- Sondages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W49" table:end-x="1.114cm" table:end-y="0.121cm" draw:z-index="9" draw:style-name="gr53" draw:text-style-name="P24" svg:width="6.156cm" svg:height="9.755cm" svg:x="1.732cm" svg:y="0.302cm">
              <text:p text:style-name="P1"><text:span text:style-name="T30">Permet aux citoyens de signaler tout problème ou incident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iri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irie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irie.Q63" table:end-x="1.301cm" table:end-y="0.352cm" draw:z-index="18" draw:style-name="gr56" draw:text-style-name="P25" svg:width="20.293cm" svg:height="2.789cm" svg:x="1.332cm" svg:y="0.272cm">
              <text:p text:style-name="P10"><text:span text:style-name="T25">Modèle économique du proje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Mairie.F70" table:end-x="0.897cm" table:end-y="0.181cm" draw:z-index="30" draw:style-name="gr54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Mairie.F69" table:end-x="0.681cm" table:end-y="0.362cm" draw:z-index="31" draw:style-name="gr55" draw:text-style-name="P30" svg:width="4.578cm" svg:height="2.258cm" svg:x="0.619cm" svg:y="0.362cm">
              <text:p text:style-name="P1"><text:span text:style-name="T51">Obligatoir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Mairie.G79" table:end-x="2.197cm" table:end-y="0.212cm" draw:z-index="19" draw:style-name="gr45" draw:text-style-name="P28" svg:width="12.28cm" svg:height="4.125cm" svg:x="1.207cm" svg:y="0.151cm">
              <text:p text:style-name="P1"><text:span text:style-name="T31"><text:s/></text:span><text:span text:style-name="T31">Création d'un site 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irie.P79" table:end-x="0.402cm" table:end-y="0.273cm" draw:z-index="20" draw:style-name="gr45" draw:text-style-name="P28" svg:width="12.28cm" svg:height="4.125cm" svg:x="1.67cm" svg:y="0.212cm">
              <text:p text:style-name="P1"><text:span text:style-name="T31">Abonnement pack+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irie.Y79" table:end-x="0.401cm" table:end-y="0.334cm" draw:z-index="21" draw:style-name="gr45" draw:text-style-name="P28" svg:width="12.28cm" svg:height="4.125cm" svg:x="1.67cm" svg:y="0.273cm">
              <text:p text:style-name="P1"><text:span text:style-name="T31">Abonnement serenité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iri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irie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irie.Y132" table:end-x="0.959cm" table:end-y="0.302cm" draw:z-index="28" draw:style-name="gr46" svg:width="13.425cm" svg:height="23.66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irie.G131" table:end-x="2.105cm" table:end-y="0.452cm" draw:z-index="22" draw:style-name="gr47" draw:text-style-name="P1" svg:width="12.404cm" svg:height="22.943cm" svg:x="0.991cm" svg:y="0.09cm">
              <text:p text:style-name="P1"><text:span text:style-name="T44">Création d'un site <text:s/></text:span></text:p>
              <text:p text:style-name="P1"><text:span text:style-name="T34"/></text:p>
              <text:p text:style-name="P1"><text:span text:style-name="T32">Estimation annuel :</text:span></text:p>
              <text:p text:style-name="P1"><text:span text:style-name="T43"/></text:p>
              <text:p text:style-name="P1"><text:span text:style-name="T63">4 000 € – 9 000 €</text:span></text:p>
              <text:p text:style-name="P1"><text:span text:style-name="T63"/></text:p>
              <text:p text:style-name="P1"><text:span text:style-name="T63">+</text:span></text:p>
              <text:p text:style-name="P1"><text:span text:style-name="T63">Prestataire :</text:span></text:p>
              <text:p text:style-name="P1"><text:span text:style-name="T64">Sécurité du site externalisé </text:span></text:p>
              <text:p text:style-name="P1"><text:span text:style-name="T43"/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irie.P131" table:end-x="0.588cm" table:end-y="0.452cm" draw:z-index="23" draw:style-name="gr47" draw:text-style-name="P1" svg:width="12.404cm" svg:height="22.973cm" svg:x="1.732cm" svg:y="0.06cm">
              <text:p text:style-name="P1"><text:span text:style-name="T37">Abonnement au pack + </text:span></text:p>
              <text:p text:style-name="P1"><text:span text:style-name="T33"/></text:p>
              <text:p text:style-name="P1"><text:span text:style-name="T52">+ Maintenance mensuelle</text:span></text:p>
              <text:p text:style-name="P1"><text:span text:style-name="T32"/></text:p>
              <text:p text:style-name="P1"><text:span text:style-name="T53">Suivant proposition mairie :</text:span></text:p>
              <text:p text:style-name="P1"><text:span text:style-name="T54">(hebdomadaire)</text:span></text:p>
              <text:p text:style-name="P1"><text:span text:style-name="T54"/></text:p>
              <text:p text:style-name="P1"><text:span text:style-name="T55">+ Mise a jours des photos </text:span></text:p>
              <text:p text:style-name="P1"><text:span text:style-name="T55">+ Mise a jours des evenements</text:span></text:p>
              <text:p text:style-name="P1"><text:span text:style-name="T32"/></text:p>
              <text:p text:style-name="P1"><text:span text:style-name="T52"><text:tab/></text:span><text:span text:style-name="T52">150 – 210 €/mois </text:span></text:p>
              <text:p text:style-name="P1"><text:span text:style-name="T39"/></text:p>
              <text:p text:style-name="P1"><text:span text:style-name="T41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irie.Y131" table:end-x="0.34cm" table:end-y="0.422cm" draw:z-index="24" draw:style-name="gr47" draw:text-style-name="P27" svg:width="12.404cm" svg:height="22.853cm" svg:x="1.485cm" svg:y="0.15cm">
              <text:p text:style-name="P1"><text:span text:style-name="T37">Abonnement au pack serenité</text:span></text:p>
              <text:p text:style-name="P1"><text:span text:style-name="T37"/></text:p>
              <text:p text:style-name="P1"><text:span text:style-name="T55">+ Mise a jour mensuelle</text:span><text:span text:style-name="T56"> </text:span></text:p>
              <text:p text:style-name="P1"><text:span text:style-name="T55">+ Maintenance à la demande </text:span></text:p>
              <text:p text:style-name="P1"><text:span text:style-name="T55"/></text:p>
              <text:p text:style-name="P1"><text:span text:style-name="T55">+ Référencement local (Google Maps, annuaires) [Google My Business]</text:span></text:p>
              <text:p text:style-name="P1"><text:span text:style-name="T55"/></text:p>
              <text:p text:style-name="P1"><text:span text:style-name="T55">+ Gestion des avis Google / réponse aux commentaires ( 30 max ) </text:span></text:p>
              <text:p text:style-name="P1"><text:span text:style-name="T55">+ 20</text:span><text:span text:style-name="T52">€</text:span><text:span text:style-name="T55">/8 commentaires supplementaires</text:span></text:p>
              <text:p text:style-name="P1"><text:span text:style-name="T55"/></text:p>
              <text:p text:style-name="P1"><text:span text:style-name="T55">+ Rédaction fiches evenements optimisées</text:span></text:p>
              <text:p text:style-name="P1"><text:span text:style-name="T57"/></text:p>
              <text:p text:style-name="P1"><text:span text:style-name="T52">Engagement de + 12 mois : 150 – 210 €/mois</text:span></text:p>
              <text:p text:style-name="P1"><text:span text:style-name="T52"/></text:p>
              <text:p text:style-name="P1"><text:span text:style-name="T52">Engagement de – 12 mois : 170 – 320 €/mois</text:span></text:p>
              <text:p text:style-name="P1"><text:span text:style-name="T52"/></text:p>
              <text:p text:style-name="P1"><text:span text:style-name="T58"/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bjectif" table:style-name="ta1" table:print="false">
        <office:forms form:automatic-focus="false" form:apply-design-mode="false"/>
        <table:table-column table:style-name="co1" table:number-columns-repeated="27" table:default-cell-style-name="ce1"/>
        <table:table-row table:style-name="ro1">
          <table:table-cell>
            <draw:custom-shape table:end-cell-address="Objectif.Z67" table:end-x="1.052cm" table:end-y="0.121cm" draw:z-index="15" draw:style-name="gr26" svg:width="57.505cm" svg:height="29.92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4.25389132258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custom-shape table:end-cell-address="Objectif.E8" table:end-x="2.252cm" table:end-y="0.442cm" draw:z-index="10" draw:style-name="gr27" draw:text-style-name="P1" svg:width="9.026cm" svg:height="2.368cm" svg:x="0cm" svg:y="0.33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Objectif.Q9" table:end-x="0.311cm" table:end-y="0.08cm" draw:z-index="0" draw:style-name="gr11" draw:text-style-name="P9" svg:width="20.293cm" svg:height="2.789cm" svg:x="0.342cm" svg:y="0.001cm">
              <text:p text:style-name="P1"><text:span text:style-name="T12">Objectif du projet </text:span></text:p>
              <text:p text:style-name="P1"><text:span text:style-name="T65">Location de véhicule en partenariat avec les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>
            <draw:custom-shape table:end-cell-address="Objectif.Y8" table:end-x="0.031cm" table:end-y="0.272cm" draw:z-index="11" draw:style-name="gr3" draw:text-style-name="P20" svg:width="9.093cm" svg:height="2.167cm" svg:x="2.229cm" svg:y="0.363cm">
              <office:event-listeners>
                <script:event-listener script:language="ooo:script" script:event-name="dom:click" xlink:href="vnd.sun.star.script:Standard.btnreturn.location?language=Basic&amp;location=document"/>
              </office:event-listeners>
              <text:p text:style-name="P1"><text:span text:style-name="T26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</table:table-row>
        <table:table-row table:style-name="ro1" table:number-rows-repeated="5">
          <table:table-cell table:number-columns-repeated="27"/>
        </table:table-row>
        <table:table-row table:style-name="ro1">
          <table:table-cell>
            <draw:custom-shape table:end-cell-address="Objectif.F51" table:end-x="2.197cm" table:end-y="0.241cm" draw:z-index="1" draw:style-name="gr58" svg:width="11.26cm" svg:height="18.787cm" svg:x="2.227cm" svg:y="0.4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8" table:end-x="2.166cm" table:end-y="0.09cm" draw:z-index="7" draw:style-name="gr58" svg:width="11.26cm" svg:height="12.795cm" svg:x="2.197cm" svg:y="0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7"/>
        </table:table-row>
        <table:table-row table:style-name="ro1">
          <table:table-cell/>
          <table:table-cell>
            <draw:custom-shape table:end-cell-address="Objectif.F18" table:end-x="1.176cm" table:end-y="0.242cm" draw:z-index="2" draw:style-name="gr59" draw:text-style-name="P32" svg:width="8.94cm" svg:height="3.643cm" svg:x="1.268cm" svg:y="0.212cm">
              <text:p text:style-name="P1"><text:span text:style-name="T66">Pourquoi ce projet ?</text:span><text:span text:style-name="T67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8"/>
          <table:table-cell>
            <draw:custom-shape table:end-cell-address="Objectif.Y18" table:end-x="1.085cm" table:end-y="0.273cm" draw:z-index="8" draw:style-name="gr59" draw:text-style-name="P32" svg:width="8.94cm" svg:height="3.643cm" svg:x="1.178cm" svg:y="0.243cm">
              <text:p text:style-name="P1"><text:span text:style-name="T66">Mettre le projet en ligne</text:span><text:span text:style-name="T67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7"/>
          <table:table-cell>
            <draw:custom-shape table:end-cell-address="Objectif.M64" table:end-x="2.196cm" table:end-y="0.422cm" draw:z-index="4" draw:style-name="gr58" svg:width="11.26cm" svg:height="23.092cm" svg:x="2.227cm" svg:y="0.3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Objectif.S65" table:end-x="2.228cm" table:end-y="0.028cm" draw:z-index="12" draw:style-name="gr58" svg:width="11.26cm" svg:height="23.092cm" svg:x="0.001cm" svg:y="0.4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8"/>
          <table:table-cell>
            <draw:custom-shape table:end-cell-address="Objectif.M22" table:end-x="0.991cm" table:end-y="0.242cm" draw:z-index="5" draw:style-name="gr59" draw:text-style-name="P32" svg:width="8.94cm" svg:height="3.643cm" svg:x="1.083cm" svg:y="0.212cm">
              <text:p text:style-name="P1"><text:span text:style-name="T66">Minimum Viable Product</text:span><text:span text:style-name="T67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Objectif.S22" table:end-x="1.176cm" table:end-y="0.273cm" draw:z-index="13" draw:style-name="gr59" draw:text-style-name="P33" svg:width="8.94cm" svg:height="3.643cm" svg:x="1.269cm" svg:y="0.243cm">
              <text:p text:style-name="P1"><text:span text:style-name="T66">Out-of-Sco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>
            <draw:custom-shape table:end-cell-address="Objectif.F49" table:end-x="1.485cm" table:end-y="0.241cm" draw:z-index="3" draw:style-name="gr60" draw:text-style-name="P6" svg:width="9.867cm" svg:height="13.488cm" svg:x="0.65cm" svg:y="0.302cm">
              <text:p text:style-name="P1"><text:span text:style-name="T9">Ce projet est choisi comme base d’un travail à long terme, qui pourra évoluer. Il répond à un besoin : permettre aux utilisateurs de trouver rapidement un véhicule à louer près de chez eux, sans devoir appeler plusieurs garages pour connaître les tarifs et les disponibilités. </text:span></text:p>
              <text:p text:style-name="P1"><text:span text:style-name="T9"/></text:p>
              <text:p text:style-name="P1"><text:span text:style-name="T68">L’objectif </text:span><text:span text:style-name="T9">:</text:span></text:p>
              <text:p text:style-name="P1"><text:span text:style-name="T9">est donc de centraliser l’offre des garages partenaires sur une seule plateforme simple et rapide d’accès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6" table:end-x="1.517cm" table:end-y="0.243cm" draw:z-index="9" draw:style-name="gr60" draw:text-style-name="P6" svg:width="9.867cm" svg:height="7.648cm" svg:x="0.683cm" svg:y="0.272cm">
              <text:p text:style-name="P1"><text:span text:style-name="T69">Nom de domaine :</text:span></text:p>
              <text:p text:style-name="P1"><text:span text:style-name="T9"><text:s/></text:span><text:span text:style-name="T9">Prix approximatif : entre 10 à 15 € par an</text:span></text:p>
              <text:p text:style-name="P1"><text:span text:style-name="T9"/></text:p>
              <text:p text:style-name="P1"><text:span text:style-name="T70">Hébergement web :</text:span></text:p>
              <text:p text:style-name="P1"><text:span text:style-name="T9"><text:s/></text:span><text:span text:style-name="T9">Prix approximatif : entre 60 à 180 € par an.</text:span></text:p>
              <text:p text:style-name="P1"><text:span text:style-name="T9"/></text:p>
              <text:p text:style-name="P1"><text:span text:style-name="T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8"/>
          <table:table-cell>
            <draw:custom-shape table:end-cell-address="Objectif.M63" table:end-x="1.516cm" table:end-y="0.422cm" draw:z-index="6" draw:style-name="gr60" draw:text-style-name="P6" svg:width="9.867cm" svg:height="18.276cm" svg:x="0.681cm" svg:y="0.211cm">
              <text:p text:style-name="P1"><text:span text:style-name="T69">Interface simple</text:span><text:span text:style-name="T9"> rechercher, filtrer et réserver un véhicule disponible chez un garage partenaire.</text:span></text:p>
              <text:p text:style-name="P1"><text:span text:style-name="T9"/></text:p>
              <text:p text:style-name="P1"><text:span text:style-name="T70">Permettre </text:span></text:p>
              <text:p text:style-name="P1"><text:span text:style-name="T10">aux garages une</text:span><text:span text:style-name="T9"> publication facile de leurs véhicules</text:span></text:p>
              <text:p text:style-name="P1"><text:span text:style-name="T9"/></text:p>
              <text:p text:style-name="P1"><text:span text:style-name="T69">Front-end</text:span><text:span text:style-name="T9"> </text:span></text:p>
              <text:p text:style-name="P1"><text:span text:style-name="T9">Dynamique</text:span></text:p>
              <text:p text:style-name="P1"><text:span text:style-name="T9"/></text:p>
              <text:p text:style-name="P1"><text:span text:style-name="T71">Création</text:span><text:span text:style-name="T9"> </text:span></text:p>
              <text:p text:style-name="P1"><text:span text:style-name="T9">Compte utilisateur , compte pro , Admin</text:span></text:p>
              <text:p text:style-name="P1"><text:span text:style-name="T9"/></text:p>
              <text:p text:style-name="P1"><text:span text:style-name="T71">Experience client</text:span><text:span text:style-name="T9"> </text:span></text:p>
              <text:p text:style-name="P1"><text:span text:style-name="T9">Système de notation ou d’avis <text:s/>utilisateurs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Objectif.S63" table:end-x="1.547cm" table:end-y="0.422cm" draw:z-index="14" draw:style-name="gr60" draw:text-style-name="P6" svg:width="9.867cm" svg:height="18.276cm" svg:x="0.713cm" svg:y="0.211cm">
              <text:p text:style-name="P1"><text:span text:style-name="T70">Paiement en ligne</text:span><text:span text:style-name="T72"> </text:span></text:p>
              <text:p text:style-name="P1"><text:span text:style-name="T9"/></text:p>
              <text:p text:style-name="P1"><text:span text:style-name="T70">Automatisation</text:span><text:span text:style-name="T72"> </text:span></text:p>
              <text:p text:style-name="P1"><text:span text:style-name="T72">contrats de location.</text:span></text:p>
              <text:p text:style-name="P1"><text:span text:style-name="T9"/></text:p>
              <text:p text:style-name="P1"><text:span text:style-name="T70">Messagerie dynamique</text:span></text:p>
              <text:p text:style-name="P1"><text:span text:style-name="T9"><text:s/></text:span><text:span text:style-name="T9">entre client et garages </text:span></text:p>
              <text:p text:style-name="P1"><text:span text:style-name="T9"/></text:p>
              <text:p text:style-name="P1"><text:span text:style-name="T73">Partenaires externes</text:span><text:span text:style-name="T74"> </text:span></text:p>
              <text:p text:style-name="P1"><text:span text:style-name="T9">API(Google map)</text:span></text:p>
              <text:p text:style-name="P1"><text:span text:style-name="T9"/></text:p>
              <text:p text:style-name="P1"><text:span text:style-name="T71"><text:s/></text:span><text:span text:style-name="T71">Visualisation</text:span><text:span text:style-name="T9"> </text:span></text:p>
              <text:p text:style-name="P1"><text:span text:style-name="T9">360° des véhicules</text:span></text:p>
              <text:p text:style-name="P1"><text:span text:style-name="T9"/></text:p>
              <text:p text:style-name="P1"><text:span text:style-name="T70">Fidélité</text:span></text:p>
              <text:p text:style-name="P1"><text:span text:style-name="T9">Accumulation de points ou système de parrainage</text:span></text:p>
              <text:p text:style-name="P1"><text:span text:style-name="T9"/></text:p>
              <text:p text:style-name="P1"><text:span text:style-name="T70">Exclusivement</text:span><text:span text:style-name="T72"> </text:span></text:p>
              <text:p text:style-name="P1"><text:span text:style-name="T9">Voiture et utilitai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 table:number-rows-repeated="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takeholders" table:style-name="ta1" table:print="false">
        <office:forms form:automatic-focus="false" form:apply-design-mode="false"/>
        <table:table-column table:style-name="co1" table:number-columns-repeated="31" table:default-cell-style-name="ce1"/>
        <table:table-row table:style-name="ro1">
          <table:table-cell>
            <draw:custom-shape table:end-cell-address="Stakeholders.Z67" table:end-x="1.207cm" table:end-y="0.151cm" draw:z-index="5" draw:style-name="gr4" svg:width="57.66cm" svg:height="29.95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77.29229947595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>
            <draw:custom-shape table:end-cell-address="Stakeholders.E9" table:end-x="2.252cm" table:end-y="0.019cm" draw:z-index="1" draw:style-name="gr27" draw:text-style-name="P1" svg:width="9.026cm" svg:height="2.368cm" svg:x="0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Stakeholders.Q9" table:end-x="0.25cm" table:end-y="0.08cm" draw:z-index="0" draw:style-name="gr11" draw:text-style-name="P9" svg:width="20.293cm" svg:height="2.789cm" svg:x="0.281cm" svg:y="0.001cm">
              <text:p text:style-name="P1"><text:span text:style-name="T12">Stakeholders </text:span></text:p>
              <text:p text:style-name="P1"><text:span text:style-name="T65">Location de véhicule en partenariat avec les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Stakeholders.Y8" table:end-x="0.063cm" table:end-y="0.272cm" draw:z-index="4" draw:style-name="gr3" draw:text-style-name="P20" svg:width="9.093cm" svg:height="2.167cm" svg:x="0.003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"/>
        </table:table-row>
        <table:table-row table:style-name="ro1" table:number-rows-repeated="12">
          <table:table-cell table:number-columns-repeated="31"/>
        </table:table-row>
        <table:table-row table:style-name="ro1">
          <table:table-cell/>
          <table:table-cell>
            <draw:custom-shape table:end-cell-address="Stakeholders.Y40" table:end-x="1.671cm" table:end-y="0.271cm" draw:z-index="2" draw:style-name="gr61" draw:text-style-name="P35" svg:width="53.453cm" svg:height="10.899cm" svg:x="0.155cm" svg:y="0.211cm">
              <text:p text:style-name="P1"><text:span text:style-name="T75">Equipe interne</text:span></text:p>
              <text:p text:style-name="P1"><text:span text:style-name="T76"/></text:p>
              <text:p text:style-name="P34"><text:span text:style-name="T77">Développeurs</text:span><text:span text:style-name="T76"> : </text:span><text:span text:style-name="T78">Responsable du développement du site web ( Aurélien GOAOC ).</text:span></text:p>
              <text:p text:style-name="P1"><text:span text:style-name="T76"/></text:p>
              <text:p text:style-name="P34"><text:span text:style-name="T77">Designer </text:span><text:span text:style-name="T76">: </text:span><text:span text:style-name="T78">Conçoit l'interface et l'expérience utilisateur ( Aurélien GOAOC ).</text:span></text:p>
              <text:p text:style-name="P1"><text:span text:style-name="T76"/></text:p>
              <text:p text:style-name="P34"><text:span text:style-name="T77">Chef de projet </text:span><text:span text:style-name="T76">: </text:span><text:span text:style-name="T78">Supervise l'avancement du projet ( Poste à pourvoir ).</text:span></text:p>
              <text:p text:style-name="P1"><text:span text:style-name="T76"/></text:p>
              <text:p text:style-name="P34"><text:span text:style-name="T77">Testeur</text:span><text:span text:style-name="T79"> </text:span><text:span text:style-name="T76">: </text:span><text:span text:style-name="T78">Teste l'application pour s'assurer qu'il n'y a pas de bugs et qu'il y ai de bonnes performances ( Poste à pourvoir ).</text:span></text:p>
              <text:p text:style-name="P1"><text:span text:style-name="T76"/></text:p>
              <text:p text:style-name="P1"><text:span text:style-name="T76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9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>
            <draw:custom-shape table:end-cell-address="Stakeholders.Y63" table:end-x="1.487cm" table:end-y="0.181cm" draw:z-index="3" draw:style-name="gr61" draw:text-style-name="P35" svg:width="53.453cm" svg:height="9.211cm" svg:x="2.229cm" svg:y="0.002cm">
              <text:p text:style-name="P1"><text:span text:style-name="T75">Parties prenantes externes</text:span></text:p>
              <text:p text:style-name="P1"><text:span text:style-name="T76"/></text:p>
              <text:p text:style-name="P34"><text:span text:style-name="T77">Garages partenaires </text:span><text:span text:style-name="T79">:</text:span><text:span text:style-name="T76"> </text:span><text:span text:style-name="T78">Fournissent les véhicules disponibles à la location et participent à la gestion des réservations sur la plateforme.</text:span></text:p>
              <text:p text:style-name="P1"><text:span text:style-name="T76"/></text:p>
              <text:p text:style-name="P34"><text:span text:style-name="T77">Utilisateurs (clients)</text:span><text:span text:style-name="T76"> : P</text:span><text:span text:style-name="T78">ersonnes qui utiliseront la plateforme pour réserver un véhicule.</text:span></text:p>
              <text:p text:style-name="P1"><text:span text:style-name="T76"/></text:p>
              <text:p text:style-name="P34"><text:span text:style-name="T77">Partenaires externes (API)</text:span><text:span text:style-name="T76"> : </text:span><text:span text:style-name="T78">API Google Maps ( à approfondir ).</text:span></text:p>
              <text:p text:style-name="P1"><text:span text:style-name="T76"/></text:p>
              <text:p text:style-name="P1"><text:span text:style-name="T76"/></text:p>
              <text:p text:style-name="P1"><text:span text:style-name="T76"/></text:p>
              <text:p text:style-name="P1"><text:span text:style-name="T76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3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Risque" table:style-name="ta1" table:print="false">
        <office:forms form:automatic-focus="false" form:apply-design-mode="false"/>
        <table:shapes>
          <draw:custom-shape draw:z-index="0" draw:style-name="gr62" draw:text-style-name="P1" svg:width="29.387cm" svg:height="19.451cm" svg:x="11.229cm" svg:y="4.45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6" draw:style-name="gr58" svg:width="11.167cm" svg:height="1.385cm" svg:x="20.354cm" svg:y="10.417cm">
            <text:p/>
            <draw:enhanced-geometry svg:viewBox="0 0 21600 21600" draw:mirror-vertical="true" draw:glue-points="?f6 10800 10800 21600 ?f5 10800 10800 0" draw:text-areas="?f3 ?f3 ?f4 ?f4" draw:type="trapezoid" draw:modifiers="2156.5186246418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7" draw:style-name="gr58" svg:width="27.716cm" svg:height="1.414cm" svg:x="12.064cm" svg:y="21.23cm">
            <text:p/>
            <draw:enhanced-geometry svg:viewBox="0 0 21600 21600" draw:mirror-vertical="true" draw:glue-points="?f6 10800 10800 21600 ?f5 10800 10800 0" draw:text-areas="?f3 ?f3 ?f4 ?f4" draw:type="trapezoid" draw:modifiers="939.84197423963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8" draw:style-name="gr58" svg:width="18.746cm" svg:height="1.384cm" svg:x="16.549cm" svg:y="15.449cm">
            <text:p/>
            <draw:enhanced-geometry svg:viewBox="0 0 21600 21600" draw:mirror-vertical="true" draw:glue-points="?f6 10800 10800 21600 ?f5 10800 10800 0" draw:text-areas="?f3 ?f3 ?f4 ?f4" draw:type="trapezoid" draw:modifiers="1247.815650504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table:shapes>
        <table:table-column table:style-name="co1" table:number-columns-repeated="36" table:default-cell-style-name="ce1"/>
        <table:table-row table:style-name="ro1">
          <table:table-cell>
            <draw:custom-shape table:end-cell-address="Risque.Z55" table:end-x="1.207cm" table:end-y="0.121cm" draw:z-index="15" draw:style-name="gr4" svg:width="57.66cm" svg:height="24.50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09.86576359704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>
            <draw:custom-shape table:end-cell-address="Risque.E9" table:end-x="2.19cm" table:end-y="0.021cm" draw:z-index="2" draw:style-name="gr27" draw:text-style-name="P1" svg:width="9.026cm" svg:height="2.368cm" svg:x="2.196cm" svg:y="0.36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Retour au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Risque.Q9" table:end-x="0.28cm" table:end-y="0.081cm" draw:z-index="1" draw:style-name="gr11" draw:text-style-name="P9" svg:width="20.293cm" svg:height="2.789cm" svg:x="0.311cm" svg:y="0.002cm">
              <text:p text:style-name="P1"><text:span text:style-name="T12">Identification des risques <text:s/></text:span></text:p>
              <text:p text:style-name="P1"><text:span text:style-name="T65">Location de véhicule en partenariat avec les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Risque.Y8" table:end-x="0.062cm" table:end-y="0.272cm" draw:z-index="14" draw:style-name="gr3" draw:text-style-name="P20" svg:width="9.093cm" svg:height="2.167cm" svg:x="0.002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Location de vehicule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>
          <table:table-cell table:number-columns-repeated="36"/>
        </table:table-row>
        <table:table-row table:style-name="ro1">
          <table:table-cell>
            <draw:custom-shape table:end-cell-address="Risque.A8" table:end-x="-34.65cm" table:end-y="0.378cm" draw:z-index="5" draw:style-name="gr63" svg:width="11.013cm" svg:height="1.361cm" svg:x="-45.663cm" svg:y="0.372cm">
              <text:p/>
              <draw:enhanced-geometry svg:viewBox="0 0 21600 21600" draw:mirror-vertical="true" draw:glue-points="?f6 10800 10800 21600 ?f5 10800 10800 0" draw:text-areas="?f3 ?f3 ?f4 ?f4" draw:type="trapezoid" draw:modifiers="2127.837297984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24" table:end-x="1.455cm" table:end-y="0.421cm" draw:z-index="3" draw:style-name="gr64" draw:text-style-name="P36" svg:width="9.713cm" svg:height="6.413cm" svg:x="0.774cm" svg:y="0.331cm">
              <text:p text:style-name="P1"><text:span text:style-name="T80">Problème de securité</text:span><text:span text:style-name="T81"> :</text:span></text:p>
              <text:p text:style-name="P1"><text:span text:style-name="T82"><text:s/></text:span><text:span text:style-name="T83">Fuite de données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3"/>
          <table:table-cell>
            <draw:custom-shape table:end-cell-address="Risque.T16" table:end-x="0.929cm" table:end-y="0.362cm" draw:z-index="10" draw:style-name="gr65" draw:text-style-name="P1" svg:width="13.766cm" svg:height="2.981cm" svg:x="0.712cm" svg:y="0.091cm">
              <text:p text:style-name="P1"><text:span text:style-name="T66">Sécurité :</text:span> </text:p>
              <text:p text:style-name="P1"><text:span text:style-name="T84">mots de passe hashés, validation des données 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2"/>
        </table:table-row>
        <table:table-row table:style-name="ro1" table:number-rows-repeated="5">
          <table:table-cell table:number-columns-repeated="36"/>
        </table:table-row>
        <table:table-row table:style-name="ro1">
          <table:table-cell>
            <draw:custom-shape table:end-cell-address="Risque.A19" table:end-x="-76.003cm" table:end-y="0.414cm" draw:z-index="6" draw:style-name="gr58" svg:width="18.529cm" svg:height="1.359cm" svg:x="-94.532cm" svg:y="0.41cm">
              <text:p/>
              <draw:enhanced-geometry svg:viewBox="0 0 21600 21600" draw:mirror-vertical="true" draw:glue-points="?f6 10800 10800 21600 ?f5 10800 10800 0" draw:text-areas="?f3 ?f3 ?f4 ?f4" draw:type="trapezoid" draw:modifiers="1227.458175930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4"/>
          <table:table-cell>
            <draw:custom-shape table:end-cell-address="Risque.U27" table:end-x="1.981cm" table:end-y="0.181cm" draw:z-index="11" draw:style-name="gr65" draw:text-style-name="P1" svg:width="13.766cm" svg:height="3.371cm" svg:x="1.764cm" svg:y="0.423cm">
              <text:p text:style-name="P1"><text:span text:style-name="T66">Choisir des outils  :</text:span></text:p>
              <text:p text:style-name="P1"><text:s/><text:span text:style-name="T84">Back-end = python </text:span></text:p>
              <text:p text:style-name="P1"><text:span text:style-name="T84"><text:s text:c="9"/></text:span><text:span text:style-name="T84">Front-end = html, css, js</text:span></text:p>
              <text:p text:style-name="P1"><text:span text:style-name="T84"><text:s text:c="9"/></text:span><text:span text:style-name="T84">Base de donnée = MySQL</text:span></text:p>
              <draw:enhanced-geometry svg:viewBox="0 0 21600 21600" draw:text-areas="800 800 20800 20800" draw:type="round-rectangular-callout" draw:modifiers="-1553.27958160819 30478.2918149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36" table:end-x="1.95cm" table:end-y="0.092cm" draw:z-index="4" draw:style-name="gr66" draw:text-style-name="P37" svg:width="10.796cm" svg:height="4.697cm" svg:x="0.186cm" svg:y="0.362cm">
              <text:p text:style-name="P1"><text:span text:style-name="T85">Manque de compétence technique</text:span><text:span text:style-name="T81"> :</text:span></text:p>
              <text:p text:style-name="P1"><text:span text:style-name="T81"><text:s/></text:span><text:span text:style-name="T86">langage ou technologie inadapté perte de temps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6"/>
        </table:table-row>
        <table:table-row table:style-name="ro1" table:number-rows-repeated="3">
          <table:table-cell table:number-columns-repeated="36"/>
        </table:table-row>
        <table:table-row table:style-name="ro1">
          <table:table-cell>
            <draw:custom-shape table:end-cell-address="Risque.A32" table:end-x="-125.467cm" table:end-y="0.204cm" draw:z-index="8" draw:style-name="gr67" svg:width="27.531cm" svg:height="1.389cm" svg:x="-152.998cm" svg:y="0.17cm">
              <text:p/>
              <draw:enhanced-geometry svg:viewBox="0 0 21600 21600" draw:mirror-vertical="true" draw:glue-points="?f6 10800 10800 21600 ?f5 10800 10800 0" draw:text-areas="?f3 ?f3 ?f4 ?f4" draw:type="trapezoid" draw:modifiers="873.97936946099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>
          <table:table-cell table:number-columns-repeated="16"/>
          <table:table-cell>
            <draw:custom-shape table:end-cell-address="Risque.W37" table:end-x="0.497cm" table:end-y="0.243cm" draw:z-index="12" draw:style-name="gr65" draw:text-style-name="P1" svg:width="13.766cm" svg:height="2.981cm" svg:x="0.279cm" svg:y="0.423cm">
              <text:p text:style-name="P1"><text:span text:style-name="T66">Devellopement utile :</text:span></text:p>
              <text:p text:style-name="P1"><text:span text:style-name="T87"><text:s/></text:span><text:span text:style-name="T84">Se concentrer sur les besoins réels des utilisateurs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9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7"/>
          <table:table-cell>
            <draw:custom-shape table:end-cell-address="Risque.P45" table:end-x="1.826cm" table:end-y="0.241cm" draw:z-index="7" draw:style-name="gr68" draw:text-style-name="P33" svg:width="19.612cm" svg:height="3.643cm" svg:x="0.279cm" svg:y="0.211cm">
              <text:p text:style-name="P1"><text:span text:style-name="T85">Dépendance :</text:span></text:p>
              <text:p text:style-name="P1"><text:span text:style-name="T88"><text:s/></text:span><text:span text:style-name="T88">API externe ( google map ) </text:span></text:p>
              <text:p text:style-name="P1"><text:span text:style-name="T88"/></text:p>
              <text:p text:style-name="P1"><text:span text:style-name="T85">Fonctionnalités :</text:span></text:p>
              <text:p text:style-name="P1"><text:span text:style-name="T85"><text:s/></text:span><text:span text:style-name="T88">mal pensées ou peu utiles</text:span></text:p>
              <text:p text:style-name="P1"><text:span text:style-name="T66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17"/>
          <table:table-cell>
            <draw:custom-shape table:end-cell-address="Risque.Y47" table:end-x="0.094cm" table:end-y="0.394cm" draw:z-index="13" draw:style-name="gr65" draw:text-style-name="P1" svg:width="13.766cm" svg:height="2.981cm" svg:x="2.135cm" svg:y="0.122cm">
              <text:p text:style-name="P1"><text:span text:style-name="T66">Ne répond pas à un besoin :</text:span> </text:p>
              <text:p text:style-name="P1"><text:span text:style-name="T84">Essai encore 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8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table:number-columns-repeated="5"/>
          <table:table-cell>
            <draw:custom-shape table:end-cell-address="Risque.R53" table:end-x="1.114cm" table:end-y="0.302cm" draw:z-index="9" draw:style-name="gr69" draw:text-style-name="P38" svg:width="25.984cm" svg:height="0.994cm" svg:x="2.228cm" svg:y="0.211cm">
              <text:p text:style-name="P1"><text:span text:style-name="T85">Site inutile :</text:span><text:span text:style-name="T89"> Absence de clients ou de garages partenai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1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lanning" table:style-name="ta1" table:print="false">
        <office:forms form:automatic-focus="false" form:apply-design-mode="false"/>
        <table:shapes>
          <draw:custom-shape draw:z-index="26" draw:style-name="gr70" draw:text-style-name="P1" svg:width="2.505cm" svg:height="2.318cm" svg:x="37.188cm" svg:y="22.194cm">
            <text:p/>
            <draw:enhanced-geometry svg:viewBox="0 0 787 799" draw:mirror-vertical="true" draw:type="non-primitive" draw:enhanced-path="M 439 12 L 535 102 391 246 252 108 349 12 0 0 12 348 108 258 282 433 282 799 511 799 511 427 685 252 781 348 787 0 439 12 Z N"/>
          </draw:custom-shape>
        </table:shapes>
        <table:table-column table:style-name="co1" table:number-columns-repeated="35" table:default-cell-style-name="ce1"/>
        <table:table-row table:style-name="ro1" table:number-rows-repeated="2">
          <table:table-cell table:number-columns-repeated="35"/>
        </table:table-row>
        <table:table-row table:style-name="ro1">
          <table:table-cell>
            <draw:custom-shape table:end-cell-address="Planning.E9" table:end-x="2.221cm" table:end-y="0.019cm" draw:z-index="1" draw:style-name="gr27" draw:text-style-name="P1" svg:width="9.026cm" svg:height="2.368cm" svg:x="2.227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Q9" table:end-x="0.157cm" table:end-y="0.111cm" draw:z-index="0" draw:style-name="gr11" draw:text-style-name="P9" svg:width="20.293cm" svg:height="2.789cm" svg:x="0.188cm" svg:y="0.032cm">
              <text:p text:style-name="P1"><text:span text:style-name="T12">Project schedule 2025 <text:s/></text:span></text:p>
              <text:p text:style-name="P1"><text:span text:style-name="T65">Vehicle rental in partnership with garag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Planning.Y8" table:end-x="0.093cm" table:end-y="0.271cm" draw:z-index="2" draw:style-name="gr3" draw:text-style-name="P20" svg:width="9.093cm" svg:height="2.167cm" svg:x="0.033cm" svg:y="0.362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/>
          <table:table-cell>
            <draw:custom-shape table:end-cell-address="Planning.Y17" table:end-x="1.27cm" table:end-y="0.391cm" draw:z-index="9" draw:style-name="gr71" draw:text-style-name="P39" svg:width="52.185cm" svg:height="5.209cm" svg:x="1.022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22.9295294869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>
            <draw:custom-shape table:end-cell-address="Planning.E13" table:end-x="1.671cm" table:end-y="0.211cm" draw:z-index="13" draw:style-name="gr72" draw:text-style-name="P40" svg:width="5.816cm" svg:height="0.933cm" svg:x="0.371cm" svg:y="0.181cm">
              <text:p text:style-name="P1"><text:span text:style-name="T90">Development of the idea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3" table:end-x="1.857cm" table:end-y="0.271cm" draw:z-index="14" draw:style-name="gr73" draw:text-style-name="P40" svg:width="6.187cm" svg:height="0.993cm" svg:x="0.186cm" svg:y="0.181cm">
              <text:p text:style-name="P1"><text:span text:style-name="T90">project charter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M13" table:end-x="1.888cm" table:end-y="0.272cm" draw:z-index="10" draw:style-name="gr74" draw:text-style-name="P40" svg:width="10.611cm" svg:height="1.024cm" svg:x="0.309cm" svg:y="0.151cm">
              <text:p text:style-name="P1"><text:span text:style-name="T90">Technical documentation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T13" table:end-x="1.794cm" table:end-y="0.272cm" draw:z-index="11" draw:style-name="gr74" draw:text-style-name="P40" svg:width="14.817cm" svg:height="1.053cm" svg:x="0.526cm" svg:y="0.122cm">
              <text:p text:style-name="P1"><text:span text:style-name="T90">Minimum Viable Product Development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X13" table:end-x="2.104cm" table:end-y="0.242cm" draw:z-index="12" draw:style-name="gr74" draw:text-style-name="P41" svg:width="8.507cm" svg:height="1.023cm" svg:x="0.371cm" svg:y="0.122cm">
              <text:p text:style-name="P1"><text:span text:style-name="T91">Project closure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 table:number-columns-repeated="35"/>
        </table:table-row>
        <table:table-row table:style-name="ro1">
          <table:table-cell/>
          <table:table-cell>
            <draw:custom-shape table:end-cell-address="Planning.Y15" table:end-x="0.155cm" table:end-y="0.084cm" draw:z-index="3" draw:style-name="gr75" svg:width="49.865cm" svg:height="2.794cm" svg:x="2.227cm" svg:y="0.30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563.2116788321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3"/>
        </table:table-row>
        <table:table-row table:style-name="ro4">
          <table:table-cell table:number-columns-repeated="2"/>
          <table:table-cell table:style-name="ce19" table:formula="of:=REPT(&quot;█&quot;;ROUND([.G38]/100*4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E14" table:end-x="2.228cm" table:end-y="2.198cm" draw:z-index="4" draw:style-name="gr76" draw:text-style-name="P1" svg:width="0.34cm" svg:height="1.897cm" svg:x="1.888cm" svg:y="0.301cm">
              <text:p text:style-name="P1">100%</text:p>
              <text:p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0" table:formula="of:=REPT(&quot;█&quot;;ROUND([.N38]/100*4.3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H14" table:end-x="2.258cm" table:end-y="2.199cm" draw:z-index="5" draw:style-name="gr76" draw:text-style-name="P1" svg:width="0.34cm" svg:height="1.897cm" svg:x="1.918cm" svg:y="0.302cm">
              <text:p text:style-name="P1">100%</text:p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table-cell table:style-name="ce22" table:formula="of:=REPT(&quot;█&quot;;ROUND([.Q59]/100*7;0))" office:value-type="string" office:string-value="█" table:number-columns-spanned="5" table:number-rows-spanned="1">
            <text:p>█</text:p>
          </table:table-cell>
          <table:covered-table-cell table:number-columns-repeated="3"/>
          <table:covered-table-cell>
            <draw:custom-shape table:end-cell-address="Planning.N14" table:end-x="0.125cm" table:end-y="2.199cm" draw:z-index="6" draw:style-name="gr76" draw:text-style-name="P1" svg:width="0.34cm" svg:height="1.897cm" svg:x="2.043cm" svg:y="0.302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3" table:formula="of:=REPT(&quot;█&quot;;ROUND([.R75]/100*10;0))" table:number-columns-spanned="7" table:number-rows-spanned="1">
            <text:p/>
          </table:table-cell>
          <table:covered-table-cell table:number-columns-repeated="5"/>
          <table:covered-table-cell>
            <draw:custom-shape table:end-cell-address="Planning.U14" table:end-x="0.186cm" table:end-y="2.168cm" draw:z-index="7" draw:style-name="gr76" draw:text-style-name="P1" svg:width="0.34cm" svg:height="1.897cm" svg:x="2.104cm" svg:y="0.271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9" table:formula="of:=REPT(&quot;█&quot;;ROUND([.Q130]/100*5.5;0))" table:number-columns-spanned="4" table:number-rows-spanned="1">
            <text:p/>
            <draw:custom-shape table:end-cell-address="Planning.X14" table:end-x="2.105cm" table:end-y="2.198cm" draw:z-index="8" draw:style-name="gr69" draw:text-style-name="P42" svg:width="8.692cm" svg:height="1.897cm" svg:x="0.187cm" svg:y="0.301cm">
              <text:p text:style-name="P1"><text:span text:style-name="T92">GOAL &gt;&gt;&gt;&gt;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table-cell>
            <draw:custom-shape table:end-cell-address="Planning.E17" table:end-x="1.146cm" table:end-y="0.27cm" draw:z-index="15" draw:style-name="gr77" draw:text-style-name="P43" svg:width="4.548cm" svg:height="1.023cm" svg:x="1.114cm" svg:y="0.15cm">
              <text:p text:style-name="P1"><text:span text:style-name="T93">28/04 =&gt; 03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7" table:end-x="0.928cm" table:end-y="0.3cm" draw:z-index="16" draw:style-name="gr78" draw:text-style-name="P43" svg:width="4.609cm" svg:height="0.993cm" svg:x="0.835cm" svg:y="0.21cm">
              <text:p text:style-name="P1"><text:span text:style-name="T93">03/05 =&gt; 0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>
            <draw:custom-shape table:end-cell-address="Planning.L17" table:end-x="1.609cm" table:end-y="0.211cm" draw:z-index="17" draw:style-name="gr78" draw:text-style-name="P43" svg:width="4.64cm" svg:height="0.964cm" svg:x="1.485cm" svg:y="0.15cm">
              <text:p text:style-name="P1"><text:span text:style-name="T93">08/05 =&gt; 1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R17" table:end-x="0.372cm" table:end-y="0.27cm" draw:z-index="18" draw:style-name="gr77" draw:text-style-name="P43" svg:width="4.671cm" svg:height="0.993cm" svg:x="0.218cm" svg:y="0.18cm">
              <text:p text:style-name="P1"><text:span text:style-name="T93">19/05 =&gt; 13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X17" table:end-x="0.558cm" table:end-y="0.27cm" draw:z-index="19" draw:style-name="gr78" draw:text-style-name="P43" svg:width="4.702cm" svg:height="0.994cm" svg:x="0.372cm" svg:y="0.179cm">
              <text:p text:style-name="P1"><text:span text:style-name="T93">16/06 =&gt; 20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3"/>
          <table:table-cell table:style-name="ce24"/>
          <table:table-cell table:number-columns-repeated="21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Q32" table:end-x="0.126cm" table:end-y="0.321cm" draw:z-index="20" draw:style-name="gr79" draw:text-style-name="P9" svg:width="20.293cm" svg:height="2.789cm" svg:x="0.157cm" svg:y="0.242cm">
              <text:p text:style-name="P1"><text:span text:style-name="T12">Project 2025 Procedure <text:s/></text:span></text:p>
              <text:p text:style-name="P1"><text:span text:style-name="T1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 table:number-rows-repeated="6">
          <table:table-cell table:number-columns-repeated="35"/>
        </table:table-row>
        <table:table-row table:style-name="ro1">
          <table:table-cell>
            <draw:custom-shape table:end-cell-address="Planning.AB158" table:end-x="1.424cm" table:end-y="0.439cm" draw:z-index="32" draw:style-name="gr26" svg:width="62.393cm" svg:height="63.326cm" svg:x="0cm" svg:y="0.061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55.95238095238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>
            <draw:custom-shape table:end-cell-address="Planning.F43" table:end-x="0.775cm" table:end-y="0.09cm" draw:z-index="21" draw:style-name="gr80" draw:text-style-name="P44" svg:width="9.837cm" svg:height="3.396cm" svg:x="2.228cm" svg:y="0.331cm">
              <text:p text:style-name="P1"><text:span text:style-name="T94">Development of the ide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M43" table:end-x="0.744cm" table:end-y="0.091cm" draw:z-index="23" draw:style-name="gr81" draw:text-style-name="P44" svg:width="9.837cm" svg:height="3.396cm" svg:x="2.198cm" svg:y="0.332cm">
              <text:p text:style-name="P1"><text:span text:style-name="T94">Project Char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T42" table:end-x="0.775cm" table:end-y="0.452cm" draw:z-index="25" draw:style-name="gr80" draw:text-style-name="P44" svg:width="9.837cm" svg:height="3.396cm" svg:x="2.229cm" svg:y="0.242cm">
              <text:p text:style-name="P1"><text:span text:style-name="T94">Technical documentation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5">
          <table:table-cell table:number-columns-repeated="6"/>
          <table:table-cell table:style-name="ce21" office:value-type="float" office:value="100">
            <text:p>100</text:p>
          </table:table-cell>
          <table:table-cell table:number-columns-repeated="6"/>
          <table:table-cell table:style-name="ce25" office:value-type="float" office:value="100">
            <text:p>100</text:p>
          </table:table-cell>
          <table:table-cell table:number-columns-repeated="21"/>
        </table:table-row>
        <table:table-row table:style-name="ro1">
          <table:table-cell table:number-columns-repeated="5"/>
          <table:table-cell>
            <draw:custom-shape table:end-cell-address="Planning.H41" table:end-x="1.642cm" table:end-y="0.361cm" draw:z-index="22" draw:style-name="gr82" svg:width="4.919cm" svg:height="1.083cm" svg:x="1.239cm" svg:y="0.18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O41" table:end-x="1.737cm" table:end-y="0.331cm" draw:z-index="24" draw:style-name="gr83" svg:width="4.919cm" svg:height="1.083cm" svg:x="1.334cm" svg:y="0.1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2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Q54" table:end-x="1.857cm" table:end-y="0.211cm" draw:z-index="28" draw:style-name="gr80" draw:text-style-name="P44" svg:width="9.837cm" svg:height="2.469cm" svg:x="1.053cm" svg:y="0cm">
              <text:p text:style-name="P1"><text:span text:style-name="T94">Diag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V54" table:end-x="1.427cm" table:end-y="0.243cm" draw:z-index="27" draw:style-name="gr80" draw:text-style-name="P44" svg:width="9.837cm" svg:height="2.469cm" svg:x="0.622cm" svg:y="0.032cm">
              <text:p text:style-name="P1"><text:span text:style-name="T94">READM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Q62" table:end-x="0.496cm" table:end-y="0.181cm" draw:z-index="29" draw:style-name="gr84" draw:text-style-name="P1" svg:width="2.846cm" svg:height="4.21cm" svg:x="2.167cm" svg:y="0.06cm">
              <text:p/>
              <draw:enhanced-geometry svg:viewBox="0 0 841 854" draw:mirror-horizontal="tru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2"/>
          <table:table-cell>
            <draw:custom-shape table:end-cell-address="Planning.T62" table:end-x="0.187cm" table:end-y="0.12cm" draw:z-index="33" draw:style-name="gr84" draw:text-style-name="P1" svg:width="2.846cm" svg:height="4.209cm" svg:x="1.857cm" svg:y="0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17"/>
        </table:table-row>
        <table:table-row table:style-name="ro1">
          <table:table-cell table:number-columns-repeated="10"/>
          <table:table-cell>
            <draw:custom-shape table:end-cell-address="Planning.O62" table:end-x="1.764cm" table:end-y="0.061cm" draw:z-index="31" draw:style-name="gr80" draw:text-style-name="P44" svg:width="9.837cm" svg:height="3.396cm" svg:x="0.959cm" svg:y="0.302cm">
              <text:p text:style-name="P1"><text:span text:style-name="T94">To do</text:span></text:p>
              <text:p text:style-name="P1"><text:span text:style-name="T94">URL pending</text:span></text:p>
              <text:p text:style-name="P1"><text:span text:style-name="T9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Planning.X62" table:end-x="1.735cm" table:end-y="0.091cm" draw:z-index="30" draw:style-name="gr80" draw:text-style-name="P44" svg:width="9.837cm" svg:height="3.396cm" svg:x="0.93cm" svg:y="0.332cm">
              <text:p text:style-name="P1"><text:span text:style-name="T94">Update</text:span></text:p>
              <text:p text:style-name="P1"><text:span text:style-name="T94">Coming so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5">
          <table:table-cell table:number-columns-repeated="16"/>
          <table:table-cell table:style-name="ce26" office:value-type="float" office:value="15" table:number-columns-spanned="2" table:number-rows-spanned="1">
            <text:p>15</text:p>
          </table:table-cell>
          <table:covered-table-cell/>
          <table:table-cell table:number-columns-repeated="1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6"/>
          <table:table-cell>
            <draw:custom-shape table:end-cell-address="Planning.R67" table:end-x="0.869cm" table:end-y="0.399cm" draw:z-index="34" draw:style-name="gr85" draw:text-style-name="P45" svg:width="1.702cm" svg:height="2.968cm" svg:x="1.425cm" svg:y="0.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72" table:end-x="2.195cm" table:end-y="0.059cm" draw:z-index="37" draw:style-name="gr80" draw:text-style-name="P44" svg:width="9.837cm" svg:height="2.469cm" svg:x="1.391cm" svg:y="0.299cm">
              <text:p text:style-name="P1"><text:span text:style-name="T94">Dev back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>
          <table:table-cell table:number-columns-repeated="15"/>
          <table:table-cell>
            <draw:custom-shape table:end-cell-address="Planning.S73" table:end-x="1.564cm" table:end-y="0.416cm" draw:z-index="35" draw:style-name="gr86" draw:text-style-name="P46" svg:width="6.775cm" svg:height="2.796cm" svg:x="1.564cm" svg:y="0.33cm">
              <text:p text:style-name="P1"><text:span text:style-name="T95">Devellopement</text:span></text:p>
              <text:p text:style-name="P1"><text:span text:style-name="T95">MVP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 table:number-columns-repeated="6"/>
          <table:table-cell>
            <draw:custom-shape table:end-cell-address="Planning.AA72" table:end-x="0.841cm" table:end-y="0.44cm" draw:z-index="39" draw:style-name="gr80" draw:text-style-name="P44" svg:width="9.837cm" svg:height="2.469cm" svg:x="0.037cm" svg:y="0.229cm">
              <text:p text:style-name="P1"><text:span text:style-name="T94">Dev Front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O72" table:end-x="2.224cm" table:end-y="0.178cm" draw:z-index="36" draw:style-name="gr85" svg:width="6.149cm" svg:height="1.484cm" svg:x="0.591cm" svg:y="0.04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V72" table:end-x="1.905cm" table:end-y="0.247cm" draw:z-index="38" draw:style-name="gr63" svg:width="6.161cm" svg:height="1.484cm" svg:x="0.26cm" svg:y="0.117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85" table:end-x="1.144cm" table:end-y="0.049cm" draw:z-index="42" draw:style-name="gr85" draw:text-style-name="P45" svg:width="3.279cm" svg:height="6.48cm" svg:x="0.123cm" svg:y="0.3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5"/>
        </table:table-row>
        <table:table-row table:style-name="ro1">
          <table:table-cell table:number-columns-repeated="16"/>
          <table:table-cell>
            <draw:custom-shape table:end-cell-address="Planning.R79" table:end-x="0.8cm" table:end-y="0.19cm" draw:z-index="40" draw:style-name="gr87" svg:width="1.633cm" svg:height="3.412cm" svg:x="1.425cm" svg:y="0.41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6"/>
          <table:table-cell>
            <draw:custom-shape table:end-cell-address="Planning.Z85" table:end-x="0.158cm" table:end-y="0.229cm" draw:z-index="43" draw:style-name="gr85" draw:text-style-name="P45" svg:width="3.279cm" svg:height="6.48cm" svg:x="1.396cm" svg:y="0.09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5">
          <table:table-cell table:number-columns-repeated="17"/>
          <table:table-cell table:style-name="ce28" office:value-type="float" office:value="0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85" table:end-x="0.251cm" table:end-y="0.333cm" draw:z-index="41" draw:style-name="gr80" draw:text-style-name="P44" svg:width="9.837cm" svg:height="2.469cm" svg:x="1.705cm" svg:y="0.122cm">
              <text:p text:style-name="P1"><text:span text:style-name="T94">Data bas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90" table:end-x="2.23cm" table:end-y="0.321cm" draw:z-index="45" draw:style-name="gr88" draw:text-style-name="P44" svg:width="9.837cm" svg:height="2.469cm" svg:x="1.426cm" svg:y="0.111cm">
              <text:p text:style-name="P1"><text:span text:style-name="T94">PYTHON</text:span></text:p>
              <text:p text:style-name="P1"><text:span text:style-name="T9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>
            <draw:custom-shape table:end-cell-address="Planning.AA91" table:end-x="1.302cm" table:end-y="0.05cm" draw:z-index="44" draw:style-name="gr80" draw:text-style-name="P44" svg:width="9.837cm" svg:height="2.469cm" svg:x="0.498cm" svg:y="0.291cm">
              <text:p text:style-name="P1"><text:span text:style-name="T94"/></text:p>
              <text:p text:style-name="P1"><text:span text:style-name="T94">-HTML</text:span></text:p>
              <text:p text:style-name="P1"><text:span text:style-name="T94">-Javascript</text:span></text:p>
              <text:p text:style-name="P1"><text:span text:style-name="T94">-CSS</text:span></text:p>
              <text:p text:style-name="P1"><text:span text:style-name="T9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6"/>
          <table:table-cell>
            <draw:custom-shape table:end-cell-address="Planning.R94" table:end-x="0.836cm" table:end-y="0.216cm" draw:z-index="46" draw:style-name="gr85" draw:text-style-name="P45" svg:width="1.545cm" svg:height="3.781cm" svg:x="1.549cm" svg:y="0.04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113" table:end-x="1.085cm" table:end-y="0.215cm" draw:z-index="49" draw:style-name="gr85" draw:text-style-name="P45" svg:width="3.279cm" svg:height="10.022cm" svg:x="0.064cm" svg:y="0.12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3"/>
          <table:table-cell>
            <draw:custom-shape table:end-cell-address="Planning.Z114" table:end-x="0.497cm" table:end-y="0.033cm" draw:z-index="48" draw:style-name="gr85" draw:text-style-name="P45" svg:width="3.279cm" svg:height="10.022cm" svg:x="1.735cm" svg:y="0.39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100" table:end-x="0.218cm" table:end-y="0.154cm" draw:z-index="47" draw:style-name="gr88" draw:text-style-name="P44" svg:width="9.837cm" svg:height="2.469cm" svg:x="1.672cm" svg:y="0.395cm">
              <text:p text:style-name="P1"><text:span text:style-name="T94">MySQL</text:span></text:p>
              <text:p text:style-name="P1"><text:span text:style-name="T9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3"/>
          <table:table-cell>
            <draw:custom-shape table:end-cell-address="Planning.R112" table:end-x="1.703cm" table:end-y="0.067cm" draw:z-index="52" draw:style-name="gr85" draw:text-style-name="P45" svg:width="3.279cm" svg:height="5.161cm" svg:x="0.682cm" svg:y="0.3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1"/>
          <table:table-cell>
            <draw:custom-shape table:end-cell-address="Planning.T126" table:end-x="1.95cm" table:end-y="0.255cm" draw:z-index="53" draw:style-name="gr3" draw:text-style-name="P47" svg:width="13.178cm" svg:height="4.831cm" svg:x="0.063cm" svg:y="0.392cm">
              <text:p text:style-name="P1"><text:span text:style-name="T96">Demo Da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style-name="ce17" table:number-columns-repeated="3"/>
          <table:table-cell table:number-columns-repeated="4"/>
          <table:table-cell>
            <draw:custom-shape table:end-cell-address="Planning.L126" table:end-x="1.207cm" table:end-y="0.345cm" draw:z-index="50" draw:style-name="gr89" draw:text-style-name="P48" svg:width="8.475cm" svg:height="4.681cm" svg:x="1.765cm" svg:y="0.18cm">
              <text:p text:style-name="P1"><text:span text:style-name="T97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4"/>
          <table:table-cell>
            <draw:custom-shape table:end-cell-address="Planning.AA126" table:end-x="0.99cm" table:end-y="0.256cm" draw:z-index="51" draw:style-name="gr89" draw:text-style-name="P49" svg:width="8.475cm" svg:height="4.681cm" svg:x="1.548cm" svg:y="0.091cm">
              <text:p text:style-name="P1"><text:span text:style-name="T97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8"/>
          <table:table-cell>
            <draw:custom-shape table:end-cell-address="Planning.N123" table:end-x="1.918cm" table:end-y="0.02cm" draw:z-index="54" draw:style-name="gr90" draw:text-style-name="P1" svg:width="4.794cm" svg:height="1.68cm" svg:x="1.64cm" svg:y="0.146cm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  <table:table-cell>
            <draw:custom-shape table:end-cell-address="Planning.W123" table:end-x="0.681cm" table:end-y="0.05cm" draw:z-index="55" draw:style-name="gr90" draw:text-style-name="P1" svg:width="4.794cm" svg:height="1.68cm" svg:x="0.403cm" svg:y="0.176cm">
              <text:p/>
  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10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3"/>
          <table:table-cell table:style-name="ce27" office:value-type="float" office:value="0" table:number-columns-spanned="2" table:number-rows-spanned="1">
            <text:p>0</text:p>
          </table:table-cell>
          <table:covered-table-cell/>
          <table:table-cell table:number-columns-repeated="17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8"/>
          <table:table-cell table:style-name="ce30"/>
          <table:table-cell table:number-columns-repeated="13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style-name="ce18" table:number-columns-repeated="3"/>
          <table:table-cell table:number-columns-repeated="32"/>
        </table:table-row>
        <table:table-row table:style-name="ro1">
          <table:table-cell table:style-name="ce18" table:number-columns-repeated="3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cc00"/>
    </style:style>
    <style:style style:name="egale_20_a_20_5" style:display-name="egale a 5" style:family="table-cell" style:parent-style-name="Default">
      <style:table-cell-properties fo:background-color="#ff9900"/>
    </style:style>
    <style:style style:name="inferieur_20_a_20_5" style:display-name="inferieur a 5" style:family="table-cell" style:parent-style-name="Default">
      <style:table-cell-properties fo:background-color="#ff0000"/>
    </style:style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b2b2b2" draw:end-color="#808080" draw:start-intensity="100%" draw:end-intensity="55%" draw:angle="0" draw:border="0%"/>
    <draw:gradient draw:name="Gradient_20_12" draw:display-name="Gradient 12" draw:style="linear" draw:start-color="#ff3333" draw:end-color="#ff6600" draw:start-intensity="100%" draw:end-intensity="100%" draw:angle="0" draw:border="50%"/>
    <draw:gradient draw:name="Gradient_20_14" draw:display-name="Gradient 14" draw:style="linear" draw:start-color="#ff6600" draw:end-color="#ffff00" draw:start-intensity="100%" draw:end-intensity="100%" draw:angle="900" draw:border="5%"/>
    <draw:gradient draw:name="Gradient_20_16" draw:display-name="Gradient 16" draw:style="linear" draw:start-color="#eeeeee" draw:end-color="#999999" draw:start-intensity="100%" draw:end-intensity="100%" draw:angle="2690" draw:border="30%"/>
    <draw:gradient draw:name="Gradient_20_17" draw:display-name="Gradient 17" draw:style="linear" draw:start-color="#dddddd" draw:end-color="#666666" draw:start-intensity="100%" draw:end-intensity="100%" draw:angle="1800" draw:border="20%"/>
    <draw:gradient draw:name="Gradient_20_22" draw:display-name="Gradient 22" draw:style="linear" draw:start-color="#ff3333" draw:end-color="#ffff99" draw:start-intensity="100%" draw:end-intensity="100%" draw:angle="0" draw:border="0%"/>
    <draw:gradient draw:name="Gradient_20_24" draw:display-name="Gradient 24" draw:style="linear" draw:start-color="#dddddd" draw:end-color="#808080" draw:start-intensity="100%" draw:end-intensity="85%" draw:angle="0" draw:border="0%"/>
    <draw:gradient draw:name="Gradient_20_25" draw:display-name="Gradient 25" draw:style="axial" draw:start-color="#dddddd" draw:end-color="#666666" draw:start-intensity="100%" draw:end-intensity="100%" draw:angle="150" draw:border="30%"/>
    <draw:gradient draw:name="Gradient_20_26" draw:display-name="Gradient 26" draw:style="axial" draw:start-color="#dddddd" draw:end-color="#999999" draw:start-intensity="100%" draw:end-intensity="100%" draw:angle="150" draw:border="30%"/>
    <draw:gradient draw:name="Gradient_20_27" draw:display-name="Gradient 27" draw:style="axial" draw:start-color="#dddddd" draw:end-color="#cccccc" draw:start-intensity="100%" draw:end-intensity="100%" draw:angle="150" draw:border="30%"/>
    <draw:gradient draw:name="Gradient_20_28" draw:display-name="Gradient 28" draw:style="axial" draw:start-color="#ffffff" draw:end-color="#cccccc" draw:start-intensity="100%" draw:end-intensity="100%" draw:angle="150" draw:border="30%"/>
    <draw:gradient draw:name="Gradient_20_29" draw:display-name="Gradient 29" draw:style="linear" draw:start-color="#333333" draw:end-color="#000000" draw:start-intensity="100%" draw:end-intensity="100%" draw:angle="0" draw:border="5%"/>
    <draw:gradient draw:name="Gradient_20_32" draw:display-name="Gradient 32" draw:style="ellipsoid" draw:cx="50%" draw:cy="50%" draw:start-color="#999999" draw:end-color="#ffffff" draw:start-intensity="100%" draw:end-intensity="85%" draw:angle="0" draw:border="50%"/>
    <draw:gradient draw:name="Gradient_20_38" draw:display-name="Gradient 38" draw:style="linear" draw:start-color="#cc0000" draw:end-color="#66cc00" draw:start-intensity="100%" draw:end-intensity="100%" draw:angle="900" draw:border="0%"/>
    <draw:gradient draw:name="Gradient_20_39" draw:display-name="Gradient 39" draw:style="linear" draw:start-color="#eeeeee" draw:end-color="#999999" draw:start-intensity="100%" draw:end-intensity="100%" draw:angle="2690" draw:border="30%"/>
    <draw:gradient draw:name="Gradient_20_7" draw:display-name="Gradient 7" draw:style="axial" draw:start-color="#dddddd" draw:end-color="#666666" draw:start-intensity="100%" draw:end-intensity="100%" draw:angle="0" draw:border="5%"/>
    <draw:gradient draw:name="Gradient_20_8" draw:display-name="Gradient 8" draw:style="linear" draw:start-color="#b2b2b2" draw:end-color="#666666" draw:start-intensity="100%" draw:end-intensity="100%" draw:angle="0" draw:border="5%"/>
    <draw:gradient draw:name="Gradient_20_9" draw:display-name="Gradient 9" draw:style="linear" draw:start-color="#cccccc" draw:end-color="#808080" draw:start-intensity="100%" draw:end-intensity="55%" draw:angle="300" draw:border="0%"/>
    <draw:gradient draw:name="Gray_20_Gradient_20_1" draw:display-name="Gray Gradient 1" draw:style="linear" draw:start-color="#dddddd" draw:end-color="#666666" draw:start-intensity="100%" draw:end-intensity="100%" draw:angle="0" draw:border="5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55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Index" draw:style="linear" draw:start-color="#339999" draw:end-color="#660033" draw:start-intensity="100%" draw:end-intensity="60%" draw:angle="300" draw:border="4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gradient draw:name="portofolio_20_index" draw:display-name="portofolio index" draw:style="radial" draw:cx="30%" draw:cy="30%" draw:start-color="#99cccc" draw:end-color="#ffffff" draw:start-intensity="100%" draw:end-intensity="100%" draw:border="20%"/>
    <draw:opacity draw:name="Transparency_20_1" draw:display-name="Transparency 1" draw:style="axial" draw:start="100%" draw:end="0%" draw:angle="0" draw:border="10%"/>
    <draw:opacity draw:name="Transparency_20_5" draw:display-name="Transparency 5" draw:style="radial" draw:cx="50%" draw:cy="50%" draw:start="100%" draw:end="0%" draw:border="0%"/>
    <draw:marker draw:name="Diamond" svg:viewBox="0 0 3000 6000" svg:d="M1500 0l1500 3000-1500 3000-1500-3000z"/>
    <draw:marker draw:name="Extrémités_20_de_20_ligne_20_1" draw:display-name="Extrémités de ligne 1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6/05/2025</text:date>, <text:time>15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.</meta:initial-creator>
    <meta:creation-date>2025-04-28T19:22:01.69</meta:creation-date>
    <dc:date>2025-05-06T15:51:08.03</dc:date>
    <dc:creator>aurelien .</dc:creator>
    <meta:editing-duration>PT20H14M39S</meta:editing-duration>
    <meta:editing-cycles>25</meta:editing-cycles>
    <meta:generator>OpenOffice/4.1.15$Win32 OpenOffice.org_project/4115m2$Build-9813</meta:generator>
    <meta:document-statistic meta:table-count="11" meta:cell-count="89" meta:object-count="261"/>
  </office:meta>
</office:document-meta>
</file>

<file path=Basic/Standard/btnreturn.xml><?xml version="1.0" encoding="utf-8"?>
<!DOCTYPE module  PUBLIC '-//OpenOffice.org//DTD OfficeDocument 1.0//EN'  'module.dtd'>
<script:module xmlns:script="http://openoffice.org/2000/script" script:name="btnreturn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tnretur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gradient" draw:fill-color="#dddddd" draw:fill-gradient-name="Gray_20_Gradient_20_2"/>
    </style:style>
    <style:style style:name="ch2" style:family="chart">
      <style:graphic-properties draw:stroke-dash="Ultrafine_20_2_20_Dots_20_3_20_Dashes"/>
      <style:text-properties fo:font-family="'Bahnschrift SemiBold'" style:font-style-name="Italique gras" fo:font-size="24pt" fo:font-style="italic" fo:font-weight="bold" style:font-size-asian="13pt" style:font-size-complex="13pt"/>
    </style:style>
    <style:style style:name="ch3" style:family="chart">
      <style:graphic-properties draw:fill="solid" draw:fill-color="#d9d9d9"/>
      <style:text-properties fo:font-family="Bahnschrift" style:font-style-name="Normal" fo:font-size="15pt" style:font-size-asian="10pt" style:font-size-complex="10pt"/>
    </style:style>
    <style:style style:name="ch4" style:family="chart">
      <style:chart-properties chart:three-dimensional="true" chart:include-hidden-cells="false" chart:angle-offset="170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eeeee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46cm" svg:height="15.748cm" xlink:href=".." xlink:type="simple" chart:class="chart:circle" chart:style-name="ch1">
        <chart:title svg:x="5.069cm" svg:y="0.488cm" chart:style-name="ch2">
          <text:p>Avancement du projet</text:p>
        </chart:title>
        <chart:legend svg:x="14.897cm" svg:y="6.714cm" style:legend-expansion="custom" chartooo:width="3.222cm" chartooo:height="2.605cm" style:legend-expansion-aspect-ratio="1.23685220729367" chart:style-name="ch3"/>
        <chart:plot-area chart:style-name="ch4" table:cell-range-address="Index.V19:Index.W20" chart:data-source-has-labels="column" svg:x="3.789cm" svg:y="5.357cm" svg:width="10.419cm" svg:height="7.05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3.789cm" svg:y="3.916cm" svg:width="10.419cm" svg:height="9.937cm"/>
          <dr3d:light dr3d:diffuse-color="#808080" dr3d:direction="(0 0 1)" dr3d:enabled="false" dr3d:specular="true"/>
          <dr3d:light dr3d:diffuse-color="#b3b3b3" dr3d:direction="(-0.532185831141805 0.697970335162643 0.47918227467724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Index.W19:Index.W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Index.V19:Index.V20" chart:class="chart:circle">
            <chart:data-point chart:style-name="ch9"/>
            <chart:data-point chart:style-name="ch10"/>
          </chart:series>
          <chart:series chart:style-name="ch11" chart:values-cell-range-address="Index.W19:Index.W20" chart:class="chart:circle"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V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Accompli</text:p>
                <draw:g>
                  <svg:desc>Index.W19:Index.W20</svg:desc>
                </draw:g>
              </table:table-cell>
              <table:table-cell office:value-type="float" office:value="0.24">
                <text:p>0.24</text:p>
                <draw:g>
                  <svg:desc>Index.V19:Index.V20</svg:desc>
                </draw:g>
              </table:table-cell>
              <table:table-cell office:value-type="float" office:value="NaN">
                <text:p>NaN</text:p>
                <draw:g>
                  <svg:desc>Index.W19:Index.W20</svg:desc>
                </draw:g>
              </table:table-cell>
            </table:table-row>
            <table:table-row>
              <table:table-cell office:value-type="string">
                <text:p>A fair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 svg:stroke-width="0.4cm" svg:stroke-opacity="55%" draw:fill-color="#999999" draw:opacity-name=""/>
    </style:style>
    <style:style style:name="ch2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family="Bahnschrift" style:font-style-name="Normal" fo:font-size="12pt" fo:font-weight="bold" style:font-size-asian="10pt" style:font-size-complex="10pt"/>
    </style:style>
    <style:style style:name="ch4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graphic-properties draw:stroke="none" draw:fill-color="#e6e6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 draw:opacity="50%" draw:opacity-name="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13cm" svg:height="13.312cm" xlink:href=".." xlink:type="simple" chart:class="chart:bar" chart:style-name="ch1">
        <chart:plot-area chart:style-name="ch2" table:cell-range-address="Idée.I13:Idée.L13 Idée.I27:Idée.L27" chart:data-source-has-labels="row" svg:x="0.742cm" svg:y="0.913cm" svg:width="14.485cm" svg:height="13.2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9cm" svg:y="0.913cm" svg:width="13.381cm" svg:height="11.0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Idée.I13:Idée.L1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Idée.I27:Idée.L27" chart:class="chart:bar">
            <chart:data-point chart:repeated="4"/>
          </chart:series>
          <chart:series chart:style-name="ch8" chart:values-cell-range-address="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asin informatique</text:p>
                <draw:g>
                  <svg:desc>Idée.I13:Idée.L13</svg:desc>
                </draw:g>
              </table:table-cell>
              <table:table-cell office:value-type="string">
                <text:p>location de vehicule via garage</text:p>
              </table:table-cell>
              <table:table-cell office:value-type="string">
                <text:p>Mairie</text:p>
              </table:table-cell>
              <table:table-cell office:value-type="string">
                <text:p>Marketplace pour producteurs locaux</text:p>
              </table:table-cell>
            </table:table-row>
          </table:table-header-rows>
          <table:table-rows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.584615384615385">
                <text:p>0.584615384615385</text:p>
                <draw:g>
                  <svg:desc>Idée.I27:Idée.L27</svg:desc>
                </draw:g>
              </table:table-cell>
              <table:table-cell office:value-type="float" office:value="0.676923076923077">
                <text:p>0.67692307692307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623076923076923">
                <text:p>0.62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